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O+Q" table:style-name="ta1">
        <table:shapes>
          <draw:frame draw:z-index="0" draw:style-name="gr1" draw:text-style-name="P1" svg:width="6.2988in" svg:height="3.5429in" svg:x="3.5996in" svg:y="12.839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Incremento FIJO con tlleg=0.15, tserv=0.1 (Horas)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4" table:number-rows-spanned="1">
            <text:p>Incremento VAR con tlleg=0.15, tserv=0.1 (Horas)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66.925" calcext:value-type="float">
            <text:p>66.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04" calcext:value-type="float">
            <text:p>33.04</text:p>
          </table:table-cell>
          <table:table-cell office:value-type="float" office:value="1.3219" calcext:value-type="float">
            <text:p>1.3219</text:p>
          </table:table-cell>
          <table:table-cell office:value-type="float" office:value="41.587" calcext:value-type="float">
            <text:p>41.5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45.129" calcext:value-type="float">
            <text:p>45.1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.759" calcext:value-type="float">
            <text:p>32.759</text:p>
          </table:table-cell>
          <table:table-cell office:value-type="float" office:value="1.4969" calcext:value-type="float">
            <text:p>1.4969</text:p>
          </table:table-cell>
          <table:table-cell office:value-type="float" office:value="54.745" calcext:value-type="float">
            <text:p>54.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45.735" calcext:value-type="float">
            <text:p>45.7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277" calcext:value-type="float">
            <text:p>32.277</text:p>
          </table:table-cell>
          <table:table-cell office:value-type="float" office:value="1.49" calcext:value-type="float">
            <text:p>1.49</text:p>
          </table:table-cell>
          <table:table-cell office:value-type="float" office:value="46.709" calcext:value-type="float">
            <text:p>46.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41.235" calcext:value-type="float">
            <text:p>41.2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.564" calcext:value-type="float">
            <text:p>35.564</text:p>
          </table:table-cell>
          <table:table-cell office:value-type="float" office:value="1.1883" calcext:value-type="float">
            <text:p>1.1883</text:p>
          </table:table-cell>
          <table:table-cell office:value-type="float" office:value="46.224" calcext:value-type="float">
            <text:p>46.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38.991" calcext:value-type="float">
            <text:p>38.9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.239" calcext:value-type="float">
            <text:p>31.239</text:p>
          </table:table-cell>
          <table:table-cell office:value-type="float" office:value="1.7989" calcext:value-type="float">
            <text:p>1.7989</text:p>
          </table:table-cell>
          <table:table-cell office:value-type="float" office:value="41.613" calcext:value-type="float">
            <text:p>41.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45.014" calcext:value-type="float">
            <text:p>45.0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.345" calcext:value-type="float">
            <text:p>34.345</text:p>
          </table:table-cell>
          <table:table-cell office:value-type="float" office:value="1.1481" calcext:value-type="float">
            <text:p>1.1481</text:p>
          </table:table-cell>
          <table:table-cell office:value-type="float" office:value="45.191" calcext:value-type="float">
            <text:p>45.1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43.158" calcext:value-type="float">
            <text:p>43.1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.974" calcext:value-type="float">
            <text:p>33.974</text:p>
          </table:table-cell>
          <table:table-cell office:value-type="float" office:value="1.2237" calcext:value-type="float">
            <text:p>1.2237</text:p>
          </table:table-cell>
          <table:table-cell office:value-type="float" office:value="45.448" calcext:value-type="float">
            <text:p>45.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9988" calcext:value-type="float">
            <text:p>0.029988</text:p>
          </table:table-cell>
          <table:table-cell office:value-type="float" office:value="0" calcext:value-type="float">
            <text:p>0</text:p>
          </table:table-cell>
          <table:table-cell office:value-type="float" office:value="45.009" calcext:value-type="float">
            <text:p>45.0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.753" calcext:value-type="float">
            <text:p>32.753</text:p>
          </table:table-cell>
          <table:table-cell office:value-type="float" office:value="1.3873" calcext:value-type="float">
            <text:p>1.3873</text:p>
          </table:table-cell>
          <table:table-cell office:value-type="float" office:value="44.59" calcext:value-type="float">
            <text:p>44.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42.538" calcext:value-type="float">
            <text:p>42.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.64" calcext:value-type="float">
            <text:p>33.64</text:p>
          </table:table-cell>
          <table:table-cell office:value-type="float" office:value="1.4221" calcext:value-type="float">
            <text:p>1.4221</text:p>
          </table:table-cell>
          <table:table-cell office:value-type="float" office:value="44.542" calcext:value-type="float">
            <text:p>44.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42.984" calcext:value-type="float">
            <text:p>42.9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.853" calcext:value-type="float">
            <text:p>34.853</text:p>
          </table:table-cell>
          <table:table-cell office:value-type="float" office:value="1.2164" calcext:value-type="float">
            <text:p>1.2164</text:p>
          </table:table-cell>
          <table:table-cell office:value-type="float" office:value="45.074" calcext:value-type="float">
            <text:p>45.07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C3];[.C12])" office:value-type="float" office:value="0.009998" calcext:value-type="float">
            <text:p>0.009998</text:p>
          </table:table-cell>
          <table:table-cell table:style-name="ce2" table:formula="of:=AVERAGE([.D3];[.D12])" office:value-type="float" office:value="0" calcext:value-type="float">
            <text:p>0</text:p>
          </table:table-cell>
          <table:table-cell table:style-name="ce2" table:formula="of:=AVERAGE([.E3];[.E12])" office:value-type="float" office:value="54.9545" calcext:value-type="float">
            <text:p>54.9545</text:p>
          </table:table-cell>
          <table:table-cell table:style-name="ce3"/>
          <table:table-cell table:style-name="ce2" office:value-type="string" calcext:value-type="string">
            <text:p>MEAN</text:p>
          </table:table-cell>
          <table:table-cell table:style-name="ce2" table:formula="of:=AVERAGE([.H3];[.H12])" office:value-type="float" office:value="33.9465" calcext:value-type="float">
            <text:p>33.9465</text:p>
          </table:table-cell>
          <table:table-cell table:style-name="ce2" table:formula="of:=AVERAGE([.I3];[.I12])" office:value-type="float" office:value="1.26915" calcext:value-type="float">
            <text:p>1.26915</text:p>
          </table:table-cell>
          <table:table-cell table:style-name="ce2" table:formula="of:=AVERAGE([.J3];[.J12])" office:value-type="float" office:value="43.3305" calcext:value-type="float">
            <text:p>43.330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Incremento FIJO con tlleg=0.3, tserv=0.2 (Medias H)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4" table:number-rows-spanned="1">
            <text:p>Incremento VAR con tlleg=0.3, tserv=0.2 (Medias H)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61581" calcext:value-type="float">
            <text:p>0.61581</text:p>
          </table:table-cell>
          <table:table-cell office:value-type="float" office:value="0.0588" calcext:value-type="float">
            <text:p>0.0588</text:p>
          </table:table-cell>
          <table:table-cell office:value-type="float" office:value="47.025" calcext:value-type="float">
            <text:p>47.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078" calcext:value-type="float">
            <text:p>33.078</text:p>
          </table:table-cell>
          <table:table-cell office:value-type="float" office:value="1.2768" calcext:value-type="float">
            <text:p>1.2768</text:p>
          </table:table-cell>
          <table:table-cell office:value-type="float" office:value="44.58" calcext:value-type="float">
            <text:p>44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1557" calcext:value-type="float">
            <text:p>0.61557</text:p>
          </table:table-cell>
          <table:table-cell office:value-type="float" office:value="0.088662" calcext:value-type="float">
            <text:p>0.088662</text:p>
          </table:table-cell>
          <table:table-cell office:value-type="float" office:value="42.576" calcext:value-type="float">
            <text:p>42.5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.845" calcext:value-type="float">
            <text:p>31.845</text:p>
          </table:table-cell>
          <table:table-cell office:value-type="float" office:value="1.386" calcext:value-type="float">
            <text:p>1.386</text:p>
          </table:table-cell>
          <table:table-cell office:value-type="float" office:value="43.574" calcext:value-type="float">
            <text:p>43.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4516" calcext:value-type="float">
            <text:p>0.64516</text:p>
          </table:table-cell>
          <table:table-cell office:value-type="float" office:value="0.17955" calcext:value-type="float">
            <text:p>0.17955</text:p>
          </table:table-cell>
          <table:table-cell office:value-type="float" office:value="46.541" calcext:value-type="float">
            <text:p>46.5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206" calcext:value-type="float">
            <text:p>34.206</text:p>
          </table:table-cell>
          <table:table-cell office:value-type="float" office:value="1.1248" calcext:value-type="float">
            <text:p>1.1248</text:p>
          </table:table-cell>
          <table:table-cell office:value-type="float" office:value="45.066" calcext:value-type="float">
            <text:p>45.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37708" calcext:value-type="float">
            <text:p>0.37708</text:p>
          </table:table-cell>
          <table:table-cell office:value-type="float" office:value="43.079" calcext:value-type="float">
            <text:p>43.0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.097" calcext:value-type="float">
            <text:p>33.097</text:p>
          </table:table-cell>
          <table:table-cell office:value-type="float" office:value="1.3472" calcext:value-type="float">
            <text:p>1.3472</text:p>
          </table:table-cell>
          <table:table-cell office:value-type="float" office:value="43.883" calcext:value-type="float">
            <text:p>43.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1414" calcext:value-type="float">
            <text:p>0.71414</text:p>
          </table:table-cell>
          <table:table-cell office:value-type="float" office:value="0.076473" calcext:value-type="float">
            <text:p>0.076473</text:p>
          </table:table-cell>
          <table:table-cell office:value-type="float" office:value="41.016" calcext:value-type="float">
            <text:p>41.0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286" calcext:value-type="float">
            <text:p>34.286</text:p>
          </table:table-cell>
          <table:table-cell office:value-type="float" office:value="1.3504" calcext:value-type="float">
            <text:p>1.3504</text:p>
          </table:table-cell>
          <table:table-cell office:value-type="float" office:value="41.268" calcext:value-type="float">
            <text:p>41.2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4548" calcext:value-type="float">
            <text:p>0.64548</text:p>
          </table:table-cell>
          <table:table-cell office:value-type="float" office:value="0.082026" calcext:value-type="float">
            <text:p>0.082026</text:p>
          </table:table-cell>
          <table:table-cell office:value-type="float" office:value="39.568" calcext:value-type="float">
            <text:p>39.5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.772" calcext:value-type="float">
            <text:p>33.772</text:p>
          </table:table-cell>
          <table:table-cell office:value-type="float" office:value="1.2155" calcext:value-type="float">
            <text:p>1.2155</text:p>
          </table:table-cell>
          <table:table-cell office:value-type="float" office:value="40.02" calcext:value-type="float">
            <text:p>40.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5233" calcext:value-type="float">
            <text:p>0.85233</text:p>
          </table:table-cell>
          <table:table-cell office:value-type="float" office:value="0.020218" calcext:value-type="float">
            <text:p>0.020218</text:p>
          </table:table-cell>
          <table:table-cell office:value-type="float" office:value="39.092" calcext:value-type="float">
            <text:p>39.0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.688" calcext:value-type="float">
            <text:p>32.688</text:p>
          </table:table-cell>
          <table:table-cell office:value-type="float" office:value="1.3622" calcext:value-type="float">
            <text:p>1.3622</text:p>
          </table:table-cell>
          <table:table-cell office:value-type="float" office:value="39.032" calcext:value-type="float">
            <text:p>39.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0464" calcext:value-type="float">
            <text:p>0.70464</text:p>
          </table:table-cell>
          <table:table-cell office:value-type="float" office:value="0.036423" calcext:value-type="float">
            <text:p>0.036423</text:p>
          </table:table-cell>
          <table:table-cell office:value-type="float" office:value="38.031" calcext:value-type="float">
            <text:p>38.0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.299" calcext:value-type="float">
            <text:p>33.299</text:p>
          </table:table-cell>
          <table:table-cell office:value-type="float" office:value="1.335" calcext:value-type="float">
            <text:p>1.335</text:p>
          </table:table-cell>
          <table:table-cell office:value-type="float" office:value="42.189" calcext:value-type="float">
            <text:p>42.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8631" calcext:value-type="float">
            <text:p>0.58631</text:p>
          </table:table-cell>
          <table:table-cell office:value-type="float" office:value="0.10156" calcext:value-type="float">
            <text:p>0.10156</text:p>
          </table:table-cell>
          <table:table-cell office:value-type="float" office:value="45.825" calcext:value-type="float">
            <text:p>45.8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.344" calcext:value-type="float">
            <text:p>33.344</text:p>
          </table:table-cell>
          <table:table-cell office:value-type="float" office:value="1.3085" calcext:value-type="float">
            <text:p>1.3085</text:p>
          </table:table-cell>
          <table:table-cell office:value-type="float" office:value="40.037" calcext:value-type="float">
            <text:p>40.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63549" calcext:value-type="float">
            <text:p>0.63549</text:p>
          </table:table-cell>
          <table:table-cell office:value-type="float" office:value="0.10684" calcext:value-type="float">
            <text:p>0.10684</text:p>
          </table:table-cell>
          <table:table-cell office:value-type="float" office:value="47.663" calcext:value-type="float">
            <text:p>47.6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.319" calcext:value-type="float">
            <text:p>33.319</text:p>
          </table:table-cell>
          <table:table-cell office:value-type="float" office:value="1.2988" calcext:value-type="float">
            <text:p>1.2988</text:p>
          </table:table-cell>
          <table:table-cell office:value-type="float" office:value="41.018" calcext:value-type="float">
            <text:p>41.0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C17];[.C26])" office:value-type="float" office:value="0.62565" calcext:value-type="float">
            <text:p>0.62565</text:p>
          </table:table-cell>
          <table:table-cell table:style-name="ce2" table:formula="of:=AVERAGE([.D17];[.D26])" office:value-type="float" office:value="0.08282" calcext:value-type="float">
            <text:p>0.08282</text:p>
          </table:table-cell>
          <table:table-cell table:style-name="ce2" table:formula="of:=AVERAGE([.E17];[.E26])" office:value-type="float" office:value="47.344" calcext:value-type="float">
            <text:p>47.344</text:p>
          </table:table-cell>
          <table:table-cell table:style-name="ce3"/>
          <table:table-cell table:style-name="ce2" office:value-type="string" calcext:value-type="string">
            <text:p>MEAN</text:p>
          </table:table-cell>
          <table:table-cell table:style-name="ce2" table:formula="of:=AVERAGE([.H17];[.H26])" office:value-type="float" office:value="33.1985" calcext:value-type="float">
            <text:p>33.1985</text:p>
          </table:table-cell>
          <table:table-cell table:style-name="ce2" table:formula="of:=AVERAGE([.I17];[.I26])" office:value-type="float" office:value="1.2878" calcext:value-type="float">
            <text:p>1.2878</text:p>
          </table:table-cell>
          <table:table-cell table:style-name="ce2" table:formula="of:=AVERAGE([.J17];[.J26])" office:value-type="float" office:value="42.799" calcext:value-type="float">
            <text:p>42.799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Incremento FIJO con tlleg=0.6, tserv=0.4 (Cuartos H)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4" table:number-rows-spanned="1">
            <text:p>Incremento VAR con tlleg=0.6, tserv=0.4 (Cuartos H)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2004" calcext:value-type="float">
            <text:p>7.2004</text:p>
          </table:table-cell>
          <table:table-cell office:value-type="float" office:value="0.30305" calcext:value-type="float">
            <text:p>0.30305</text:p>
          </table:table-cell>
          <table:table-cell office:value-type="float" office:value="37.999" calcext:value-type="float">
            <text:p>37.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688" calcext:value-type="float">
            <text:p>33.688</text:p>
          </table:table-cell>
          <table:table-cell office:value-type="float" office:value="1.2954" calcext:value-type="float">
            <text:p>1.2954</text:p>
          </table:table-cell>
          <table:table-cell office:value-type="float" office:value="41.119" calcext:value-type="float">
            <text:p>41.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.5501" calcext:value-type="float">
            <text:p>6.5501</text:p>
          </table:table-cell>
          <table:table-cell office:value-type="float" office:value="0.36494" calcext:value-type="float">
            <text:p>0.36494</text:p>
          </table:table-cell>
          <table:table-cell office:value-type="float" office:value="39.086" calcext:value-type="float">
            <text:p>39.0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239" calcext:value-type="float">
            <text:p>34.239</text:p>
          </table:table-cell>
          <table:table-cell office:value-type="float" office:value="1.1856" calcext:value-type="float">
            <text:p>1.1856</text:p>
          </table:table-cell>
          <table:table-cell office:value-type="float" office:value="42.364" calcext:value-type="float">
            <text:p>42.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8552" calcext:value-type="float">
            <text:p>6.8552</text:p>
          </table:table-cell>
          <table:table-cell office:value-type="float" office:value="0.38076" calcext:value-type="float">
            <text:p>0.38076</text:p>
          </table:table-cell>
          <table:table-cell office:value-type="float" office:value="42.138" calcext:value-type="float">
            <text:p>42.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.163" calcext:value-type="float">
            <text:p>31.163</text:p>
          </table:table-cell>
          <table:table-cell office:value-type="float" office:value="1.5406" calcext:value-type="float">
            <text:p>1.5406</text:p>
          </table:table-cell>
          <table:table-cell office:value-type="float" office:value="45.828" calcext:value-type="float">
            <text:p>45.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.2358" calcext:value-type="float">
            <text:p>7.2358</text:p>
          </table:table-cell>
          <table:table-cell office:value-type="float" office:value="0.33541" calcext:value-type="float">
            <text:p>0.33541</text:p>
          </table:table-cell>
          <table:table-cell office:value-type="float" office:value="44.288" calcext:value-type="float">
            <text:p>44.2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.083" calcext:value-type="float">
            <text:p>33.083</text:p>
          </table:table-cell>
          <table:table-cell office:value-type="float" office:value="1.3413" calcext:value-type="float">
            <text:p>1.3413</text:p>
          </table:table-cell>
          <table:table-cell office:value-type="float" office:value="45.714" calcext:value-type="float">
            <text:p>45.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.4382" calcext:value-type="float">
            <text:p>7.4382</text:p>
          </table:table-cell>
          <table:table-cell office:value-type="float" office:value="0.30312" calcext:value-type="float">
            <text:p>0.30312</text:p>
          </table:table-cell>
          <table:table-cell office:value-type="float" office:value="45.574" calcext:value-type="float">
            <text:p>45.5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103" calcext:value-type="float">
            <text:p>32.103</text:p>
          </table:table-cell>
          <table:table-cell office:value-type="float" office:value="1.4865" calcext:value-type="float">
            <text:p>1.4865</text:p>
          </table:table-cell>
          <table:table-cell office:value-type="float" office:value="45.859" calcext:value-type="float">
            <text:p>45.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2683" calcext:value-type="float">
            <text:p>6.2683</text:p>
          </table:table-cell>
          <table:table-cell office:value-type="float" office:value="0.36045" calcext:value-type="float">
            <text:p>0.36045</text:p>
          </table:table-cell>
          <table:table-cell office:value-type="float" office:value="46.093" calcext:value-type="float">
            <text:p>46.0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.849" calcext:value-type="float">
            <text:p>34.849</text:p>
          </table:table-cell>
          <table:table-cell office:value-type="float" office:value="1.1933" calcext:value-type="float">
            <text:p>1.1933</text:p>
          </table:table-cell>
          <table:table-cell office:value-type="float" office:value="43.257" calcext:value-type="float">
            <text:p>43.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916" calcext:value-type="float">
            <text:p>6.916</text:p>
          </table:table-cell>
          <table:table-cell office:value-type="float" office:value="0.34507" calcext:value-type="float">
            <text:p>0.34507</text:p>
          </table:table-cell>
          <table:table-cell office:value-type="float" office:value="45.256" calcext:value-type="float">
            <text:p>45.2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.996" calcext:value-type="float">
            <text:p>33.996</text:p>
          </table:table-cell>
          <table:table-cell office:value-type="float" office:value="1.2979" calcext:value-type="float">
            <text:p>1.2979</text:p>
          </table:table-cell>
          <table:table-cell office:value-type="float" office:value="42.984" calcext:value-type="float">
            <text:p>42.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.6611" calcext:value-type="float">
            <text:p>5.6611</text:p>
          </table:table-cell>
          <table:table-cell office:value-type="float" office:value="0.61006" calcext:value-type="float">
            <text:p>0.61006</text:p>
          </table:table-cell>
          <table:table-cell office:value-type="float" office:value="45.397" calcext:value-type="float">
            <text:p>45.3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.797" calcext:value-type="float">
            <text:p>32.797</text:p>
          </table:table-cell>
          <table:table-cell office:value-type="float" office:value="1.3597" calcext:value-type="float">
            <text:p>1.3597</text:p>
          </table:table-cell>
          <table:table-cell office:value-type="float" office:value="43.208" calcext:value-type="float">
            <text:p>43.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.428" calcext:value-type="float">
            <text:p>6.428</text:p>
          </table:table-cell>
          <table:table-cell office:value-type="float" office:value="0.4349" calcext:value-type="float">
            <text:p>0.4349</text:p>
          </table:table-cell>
          <table:table-cell office:value-type="float" office:value="46.252" calcext:value-type="float">
            <text:p>46.2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.008" calcext:value-type="float">
            <text:p>34.008</text:p>
          </table:table-cell>
          <table:table-cell office:value-type="float" office:value="1.2721" calcext:value-type="float">
            <text:p>1.2721</text:p>
          </table:table-cell>
          <table:table-cell office:value-type="float" office:value="44.54" calcext:value-type="float">
            <text:p>44.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.1351" calcext:value-type="float">
            <text:p>7.1351</text:p>
          </table:table-cell>
          <table:table-cell office:value-type="float" office:value="0.40369" calcext:value-type="float">
            <text:p>0.40369</text:p>
          </table:table-cell>
          <table:table-cell office:value-type="float" office:value="42.325" calcext:value-type="float">
            <text:p>42.3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.671" calcext:value-type="float">
            <text:p>32.671</text:p>
          </table:table-cell>
          <table:table-cell office:value-type="float" office:value="1.5008" calcext:value-type="float">
            <text:p>1.5008</text:p>
          </table:table-cell>
          <table:table-cell office:value-type="float" office:value="45.358" calcext:value-type="float">
            <text:p>45.35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C31];[.C40])" office:value-type="float" office:value="7.16775" calcext:value-type="float">
            <text:p>7.16775</text:p>
          </table:table-cell>
          <table:table-cell table:style-name="ce2" table:formula="of:=AVERAGE([.D31];[.D40])" office:value-type="float" office:value="0.35337" calcext:value-type="float">
            <text:p>0.35337</text:p>
          </table:table-cell>
          <table:table-cell table:style-name="ce2" table:formula="of:=AVERAGE([.E31];[.E40])" office:value-type="float" office:value="40.162" calcext:value-type="float">
            <text:p>40.162</text:p>
          </table:table-cell>
          <table:table-cell table:style-name="ce3"/>
          <table:table-cell table:style-name="ce2" office:value-type="string" calcext:value-type="string">
            <text:p>MEAN</text:p>
          </table:table-cell>
          <table:table-cell table:style-name="ce2" table:formula="of:=AVERAGE([.H31];[.H40])" office:value-type="float" office:value="33.1795" calcext:value-type="float">
            <text:p>33.1795</text:p>
          </table:table-cell>
          <table:table-cell table:style-name="ce2" table:formula="of:=AVERAGE([.I31];[.I40])" office:value-type="float" office:value="1.3981" calcext:value-type="float">
            <text:p>1.3981</text:p>
          </table:table-cell>
          <table:table-cell table:style-name="ce2" table:formula="of:=AVERAGE([.J31];[.J40])" office:value-type="float" office:value="43.2385" calcext:value-type="float">
            <text:p>43.238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Incremento FIJO con tlleg=9, tserv=6 (Minutos)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4" table:number-rows-spanned="1">
            <text:p>Incremento VAR con tlleg=9, tserv=6 (Minutos)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.285" calcext:value-type="float">
            <text:p>34.285</text:p>
          </table:table-cell>
          <table:table-cell office:value-type="float" office:value="1.1568" calcext:value-type="float">
            <text:p>1.1568</text:p>
          </table:table-cell>
          <table:table-cell office:value-type="float" office:value="63.516" calcext:value-type="float">
            <text:p>63.5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.588" calcext:value-type="float">
            <text:p>34.588</text:p>
          </table:table-cell>
          <table:table-cell office:value-type="float" office:value="1.1021" calcext:value-type="float">
            <text:p>1.1021</text:p>
          </table:table-cell>
          <table:table-cell office:value-type="float" office:value="36.941" calcext:value-type="float">
            <text:p>36.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.765" calcext:value-type="float">
            <text:p>33.765</text:p>
          </table:table-cell>
          <table:table-cell office:value-type="float" office:value="1.1418" calcext:value-type="float">
            <text:p>1.1418</text:p>
          </table:table-cell>
          <table:table-cell office:value-type="float" office:value="44.877" calcext:value-type="float">
            <text:p>44.8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.092" calcext:value-type="float">
            <text:p>33.092</text:p>
          </table:table-cell>
          <table:table-cell office:value-type="float" office:value="1.3295" calcext:value-type="float">
            <text:p>1.3295</text:p>
          </table:table-cell>
          <table:table-cell office:value-type="float" office:value="43.87" calcext:value-type="float">
            <text:p>43.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.791" calcext:value-type="float">
            <text:p>33.791</text:p>
          </table:table-cell>
          <table:table-cell office:value-type="float" office:value="1.2839" calcext:value-type="float">
            <text:p>1.2839</text:p>
          </table:table-cell>
          <table:table-cell office:value-type="float" office:value="40.207" calcext:value-type="float">
            <text:p>40.2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581" calcext:value-type="float">
            <text:p>32.581</text:p>
          </table:table-cell>
          <table:table-cell office:value-type="float" office:value="1.4558" calcext:value-type="float">
            <text:p>1.4558</text:p>
          </table:table-cell>
          <table:table-cell office:value-type="float" office:value="43.582" calcext:value-type="float">
            <text:p>43.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3.246" calcext:value-type="float">
            <text:p>33.246</text:p>
          </table:table-cell>
          <table:table-cell office:value-type="float" office:value="1.3055" calcext:value-type="float">
            <text:p>1.3055</text:p>
          </table:table-cell>
          <table:table-cell office:value-type="float" office:value="45.641" calcext:value-type="float">
            <text:p>45.6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.966" calcext:value-type="float">
            <text:p>32.966</text:p>
          </table:table-cell>
          <table:table-cell office:value-type="float" office:value="1.4394" calcext:value-type="float">
            <text:p>1.4394</text:p>
          </table:table-cell>
          <table:table-cell office:value-type="float" office:value="45.818" calcext:value-type="float">
            <text:p>45.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.88" calcext:value-type="float">
            <text:p>32.88</text:p>
          </table:table-cell>
          <table:table-cell office:value-type="float" office:value="1.4146" calcext:value-type="float">
            <text:p>1.4146</text:p>
          </table:table-cell>
          <table:table-cell office:value-type="float" office:value="45.474" calcext:value-type="float">
            <text:p>45.4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697" calcext:value-type="float">
            <text:p>34.697</text:p>
          </table:table-cell>
          <table:table-cell office:value-type="float" office:value="1.3239" calcext:value-type="float">
            <text:p>1.3239</text:p>
          </table:table-cell>
          <table:table-cell office:value-type="float" office:value="45.277" calcext:value-type="float">
            <text:p>45.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.238" calcext:value-type="float">
            <text:p>33.238</text:p>
          </table:table-cell>
          <table:table-cell office:value-type="float" office:value="1.248" calcext:value-type="float">
            <text:p>1.248</text:p>
          </table:table-cell>
          <table:table-cell office:value-type="float" office:value="42.314" calcext:value-type="float">
            <text:p>42.3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.043" calcext:value-type="float">
            <text:p>34.043</text:p>
          </table:table-cell>
          <table:table-cell office:value-type="float" office:value="1.2673" calcext:value-type="float">
            <text:p>1.2673</text:p>
          </table:table-cell>
          <table:table-cell office:value-type="float" office:value="40.721" calcext:value-type="float">
            <text:p>40.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.012" calcext:value-type="float">
            <text:p>33.012</text:p>
          </table:table-cell>
          <table:table-cell office:value-type="float" office:value="1.3205" calcext:value-type="float">
            <text:p>1.3205</text:p>
          </table:table-cell>
          <table:table-cell office:value-type="float" office:value="40.852" calcext:value-type="float">
            <text:p>40.8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.037" calcext:value-type="float">
            <text:p>32.037</text:p>
          </table:table-cell>
          <table:table-cell office:value-type="float" office:value="1.3183" calcext:value-type="float">
            <text:p>1.3183</text:p>
          </table:table-cell>
          <table:table-cell office:value-type="float" office:value="43.449" calcext:value-type="float">
            <text:p>43.4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.836" calcext:value-type="float">
            <text:p>31.836</text:p>
          </table:table-cell>
          <table:table-cell office:value-type="float" office:value="1.3501" calcext:value-type="float">
            <text:p>1.3501</text:p>
          </table:table-cell>
          <table:table-cell office:value-type="float" office:value="41.615" calcext:value-type="float">
            <text:p>41.6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.514" calcext:value-type="float">
            <text:p>33.514</text:p>
          </table:table-cell>
          <table:table-cell office:value-type="float" office:value="1.2762" calcext:value-type="float">
            <text:p>1.2762</text:p>
          </table:table-cell>
          <table:table-cell office:value-type="float" office:value="43.357" calcext:value-type="float">
            <text:p>43.3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.679" calcext:value-type="float">
            <text:p>32.679</text:p>
          </table:table-cell>
          <table:table-cell office:value-type="float" office:value="1.2693" calcext:value-type="float">
            <text:p>1.269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.058" calcext:value-type="float">
            <text:p>33.058</text:p>
          </table:table-cell>
          <table:table-cell office:value-type="float" office:value="1.4008" calcext:value-type="float">
            <text:p>1.4008</text:p>
          </table:table-cell>
          <table:table-cell office:value-type="float" office:value="37.419" calcext:value-type="float">
            <text:p>37.4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2.851" calcext:value-type="float">
            <text:p>32.851</text:p>
          </table:table-cell>
          <table:table-cell office:value-type="float" office:value="1.2828" calcext:value-type="float">
            <text:p>1.2828</text:p>
          </table:table-cell>
          <table:table-cell office:value-type="float" office:value="43.217" calcext:value-type="float">
            <text:p>43.2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.401" calcext:value-type="float">
            <text:p>34.401</text:p>
          </table:table-cell>
          <table:table-cell office:value-type="float" office:value="1.3492" calcext:value-type="float">
            <text:p>1.3492</text:p>
          </table:table-cell>
          <table:table-cell office:value-type="float" office:value="40.958" calcext:value-type="float">
            <text:p>40.95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C45];[.C54])" office:value-type="float" office:value="33.568" calcext:value-type="float">
            <text:p>33.568</text:p>
          </table:table-cell>
          <table:table-cell table:style-name="ce2" table:formula="of:=AVERAGE([.D45];[.D54])" office:value-type="float" office:value="1.2198" calcext:value-type="float">
            <text:p>1.2198</text:p>
          </table:table-cell>
          <table:table-cell table:style-name="ce2" table:formula="of:=AVERAGE([.E45];[.E54])" office:value-type="float" office:value="53.3665" calcext:value-type="float">
            <text:p>53.3665</text:p>
          </table:table-cell>
          <table:table-cell table:style-name="ce3"/>
          <table:table-cell table:style-name="ce2" office:value-type="string" calcext:value-type="string">
            <text:p>MEAN</text:p>
          </table:table-cell>
          <table:table-cell table:style-name="ce2" table:formula="of:=AVERAGE([.H45];[.H54])" office:value-type="float" office:value="34.4945" calcext:value-type="float">
            <text:p>34.4945</text:p>
          </table:table-cell>
          <table:table-cell table:style-name="ce2" table:formula="of:=AVERAGE([.I45];[.I54])" office:value-type="float" office:value="1.22565" calcext:value-type="float">
            <text:p>1.22565</text:p>
          </table:table-cell>
          <table:table-cell table:style-name="ce2" table:formula="of:=AVERAGE([.J45];[.J54])" office:value-type="float" office:value="38.9495" calcext:value-type="float">
            <text:p>38.949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Incremento FIJO con tlleg=540, tserv=360 (Segundos)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4" table:number-rows-spanned="1">
            <text:p>Incremento VAR con tlleg=540, tserv=360 (Segundos)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.473" calcext:value-type="float">
            <text:p>34.473</text:p>
          </table:table-cell>
          <table:table-cell office:value-type="float" office:value="1.1143" calcext:value-type="float">
            <text:p>1.1143</text:p>
          </table:table-cell>
          <table:table-cell office:value-type="float" office:value="70.156" calcext:value-type="float">
            <text:p>70.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502" calcext:value-type="float">
            <text:p>33.502</text:p>
          </table:table-cell>
          <table:table-cell office:value-type="float" office:value="1.3212" calcext:value-type="float">
            <text:p>1.3212</text:p>
          </table:table-cell>
          <table:table-cell office:value-type="float" office:value="42.711" calcext:value-type="float">
            <text:p>42.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.084" calcext:value-type="float">
            <text:p>33.084</text:p>
          </table:table-cell>
          <table:table-cell office:value-type="float" office:value="1.3269" calcext:value-type="float">
            <text:p>1.3269</text:p>
          </table:table-cell>
          <table:table-cell office:value-type="float" office:value="62.784" calcext:value-type="float">
            <text:p>62.7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.876" calcext:value-type="float">
            <text:p>32.876</text:p>
          </table:table-cell>
          <table:table-cell office:value-type="float" office:value="1.4233" calcext:value-type="float">
            <text:p>1.4233</text:p>
          </table:table-cell>
          <table:table-cell office:value-type="float" office:value="41.443" calcext:value-type="float">
            <text:p>41.4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.157" calcext:value-type="float">
            <text:p>32.157</text:p>
          </table:table-cell>
          <table:table-cell office:value-type="float" office:value="1.4544" calcext:value-type="float">
            <text:p>1.4544</text:p>
          </table:table-cell>
          <table:table-cell office:value-type="float" office:value="64.993" calcext:value-type="float">
            <text:p>64.9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918" calcext:value-type="float">
            <text:p>32.918</text:p>
          </table:table-cell>
          <table:table-cell office:value-type="float" office:value="1.3814" calcext:value-type="float">
            <text:p>1.3814</text:p>
          </table:table-cell>
          <table:table-cell office:value-type="float" office:value="40.356" calcext:value-type="float">
            <text:p>40.3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.824" calcext:value-type="float">
            <text:p>32.824</text:p>
          </table:table-cell>
          <table:table-cell office:value-type="float" office:value="1.4477" calcext:value-type="float">
            <text:p>1.4477</text:p>
          </table:table-cell>
          <table:table-cell office:value-type="float" office:value="65.334" calcext:value-type="float">
            <text:p>65.3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.608" calcext:value-type="float">
            <text:p>33.608</text:p>
          </table:table-cell>
          <table:table-cell office:value-type="float" office:value="1.2592" calcext:value-type="float">
            <text:p>1.2592</text:p>
          </table:table-cell>
          <table:table-cell office:value-type="float" office:value="41.557" calcext:value-type="float">
            <text:p>41.5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.694" calcext:value-type="float">
            <text:p>34.694</text:p>
          </table:table-cell>
          <table:table-cell office:value-type="float" office:value="1.3165" calcext:value-type="float">
            <text:p>1.3165</text:p>
          </table:table-cell>
          <table:table-cell office:value-type="float" office:value="61.358" calcext:value-type="float">
            <text:p>61.3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637" calcext:value-type="float">
            <text:p>34.637</text:p>
          </table:table-cell>
          <table:table-cell office:value-type="float" office:value="1.2245" calcext:value-type="float">
            <text:p>1.2245</text:p>
          </table:table-cell>
          <table:table-cell office:value-type="float" office:value="39.766" calcext:value-type="float">
            <text:p>39.7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.094" calcext:value-type="float">
            <text:p>34.094</text:p>
          </table:table-cell>
          <table:table-cell office:value-type="float" office:value="1.2596" calcext:value-type="float">
            <text:p>1.2596</text:p>
          </table:table-cell>
          <table:table-cell office:value-type="float" office:value="54.609" calcext:value-type="float">
            <text:p>54.6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.692" calcext:value-type="float">
            <text:p>32.692</text:p>
          </table:table-cell>
          <table:table-cell office:value-type="float" office:value="1.3136" calcext:value-type="float">
            <text:p>1.3136</text:p>
          </table:table-cell>
          <table:table-cell office:value-type="float" office:value="39.711" calcext:value-type="float">
            <text:p>39.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.186" calcext:value-type="float">
            <text:p>32.186</text:p>
          </table:table-cell>
          <table:table-cell office:value-type="float" office:value="1.3165" calcext:value-type="float">
            <text:p>1.3165</text:p>
          </table:table-cell>
          <table:table-cell office:value-type="float" office:value="51.194" calcext:value-type="float">
            <text:p>51.1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.892" calcext:value-type="float">
            <text:p>33.892</text:p>
          </table:table-cell>
          <table:table-cell office:value-type="float" office:value="1.3026" calcext:value-type="float">
            <text:p>1.3026</text:p>
          </table:table-cell>
          <table:table-cell office:value-type="float" office:value="41.859" calcext:value-type="float">
            <text:p>41.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.764" calcext:value-type="float">
            <text:p>33.764</text:p>
          </table:table-cell>
          <table:table-cell office:value-type="float" office:value="1.2535" calcext:value-type="float">
            <text:p>1.2535</text:p>
          </table:table-cell>
          <table:table-cell office:value-type="float" office:value="51.025" calcext:value-type="float">
            <text:p>51.0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.459" calcext:value-type="float">
            <text:p>32.459</text:p>
          </table:table-cell>
          <table:table-cell office:value-type="float" office:value="1.391" calcext:value-type="float">
            <text:p>1.391</text:p>
          </table:table-cell>
          <table:table-cell office:value-type="float" office:value="42.225" calcext:value-type="float">
            <text:p>42.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.782" calcext:value-type="float">
            <text:p>32.782</text:p>
          </table:table-cell>
          <table:table-cell office:value-type="float" office:value="1.4293" calcext:value-type="float">
            <text:p>1.4293</text:p>
          </table:table-cell>
          <table:table-cell office:value-type="float" office:value="50.175" calcext:value-type="float">
            <text:p>50.1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.282" calcext:value-type="float">
            <text:p>32.282</text:p>
          </table:table-cell>
          <table:table-cell office:value-type="float" office:value="1.4512" calcext:value-type="float">
            <text:p>1.4512</text:p>
          </table:table-cell>
          <table:table-cell office:value-type="float" office:value="41.266" calcext:value-type="float">
            <text:p>41.2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4.415" calcext:value-type="float">
            <text:p>34.415</text:p>
          </table:table-cell>
          <table:table-cell office:value-type="float" office:value="1.349" calcext:value-type="float">
            <text:p>1.349</text:p>
          </table:table-cell>
          <table:table-cell office:value-type="float" office:value="50.734" calcext:value-type="float">
            <text:p>50.7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.186" calcext:value-type="float">
            <text:p>33.186</text:p>
          </table:table-cell>
          <table:table-cell office:value-type="float" office:value="1.2005" calcext:value-type="float">
            <text:p>1.2005</text:p>
          </table:table-cell>
          <table:table-cell office:value-type="float" office:value="42.963" calcext:value-type="float">
            <text:p>42.96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C59];[.C68])" office:value-type="float" office:value="34.444" calcext:value-type="float">
            <text:p>34.444</text:p>
          </table:table-cell>
          <table:table-cell table:style-name="ce2" table:formula="of:=AVERAGE([.D59];[.D68])" office:value-type="float" office:value="1.23165" calcext:value-type="float">
            <text:p>1.23165</text:p>
          </table:table-cell>
          <table:table-cell table:style-name="ce2" table:formula="of:=AVERAGE([.E59];[.E68])" office:value-type="float" office:value="60.445" calcext:value-type="float">
            <text:p>60.445</text:p>
          </table:table-cell>
          <table:table-cell table:style-name="ce3"/>
          <table:table-cell table:style-name="ce2" office:value-type="string" calcext:value-type="string">
            <text:p>MEAN</text:p>
          </table:table-cell>
          <table:table-cell table:style-name="ce2" table:formula="of:=AVERAGE([.H59];[.H68])" office:value-type="float" office:value="33.344" calcext:value-type="float">
            <text:p>33.344</text:p>
          </table:table-cell>
          <table:table-cell table:style-name="ce2" table:formula="of:=AVERAGE([.I59];[.I68])" office:value-type="float" office:value="1.26085" calcext:value-type="float">
            <text:p>1.26085</text:p>
          </table:table-cell>
          <table:table-cell table:style-name="ce2" table:formula="of:=AVERAGE([.J59];[.J68])" office:value-type="float" office:value="42.837" calcext:value-type="float">
            <text:p>42.837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Incremento FIJO con tlleg=1.5, tserv=1 (Décimas H)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4" table:number-rows-spanned="1">
            <text:p>Incremento VAR con tlleg=1.5, tserv=1 (Décimas H)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.447" calcext:value-type="float">
            <text:p>23.447</text:p>
          </table:table-cell>
          <table:table-cell office:value-type="float" office:value="0.88816" calcext:value-type="float">
            <text:p>0.88816</text:p>
          </table:table-cell>
          <table:table-cell office:value-type="float" office:value="47.331" calcext:value-type="float">
            <text:p>47.3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993" calcext:value-type="float">
            <text:p>33.993</text:p>
          </table:table-cell>
          <table:table-cell office:value-type="float" office:value="1.2541" calcext:value-type="float">
            <text:p>1.2541</text:p>
          </table:table-cell>
          <table:table-cell office:value-type="float" office:value="45.622" calcext:value-type="float">
            <text:p>45.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.715" calcext:value-type="float">
            <text:p>23.715</text:p>
          </table:table-cell>
          <table:table-cell office:value-type="float" office:value="0.92814" calcext:value-type="float">
            <text:p>0.92814</text:p>
          </table:table-cell>
          <table:table-cell office:value-type="float" office:value="48.103" calcext:value-type="float">
            <text:p>48.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.951" calcext:value-type="float">
            <text:p>32.951</text:p>
          </table:table-cell>
          <table:table-cell office:value-type="float" office:value="1.4774" calcext:value-type="float">
            <text:p>1.4774</text:p>
          </table:table-cell>
          <table:table-cell office:value-type="float" office:value="42.424" calcext:value-type="float">
            <text:p>42.4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.538" calcext:value-type="float">
            <text:p>22.538</text:p>
          </table:table-cell>
          <table:table-cell office:value-type="float" office:value="0.9455" calcext:value-type="float">
            <text:p>0.9455</text:p>
          </table:table-cell>
          <table:table-cell office:value-type="float" office:value="48.989" calcext:value-type="float">
            <text:p>48.9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.016" calcext:value-type="float">
            <text:p>33.016</text:p>
          </table:table-cell>
          <table:table-cell office:value-type="float" office:value="1.375" calcext:value-type="float">
            <text:p>1.375</text:p>
          </table:table-cell>
          <table:table-cell office:value-type="float" office:value="42.674" calcext:value-type="float">
            <text:p>42.6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088" calcext:value-type="float">
            <text:p>23.088</text:p>
          </table:table-cell>
          <table:table-cell office:value-type="float" office:value="0.91672" calcext:value-type="float">
            <text:p>0.91672</text:p>
          </table:table-cell>
          <table:table-cell office:value-type="float" office:value="47.657" calcext:value-type="float">
            <text:p>47.6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.567" calcext:value-type="float">
            <text:p>33.567</text:p>
          </table:table-cell>
          <table:table-cell office:value-type="float" office:value="1.2515" calcext:value-type="float">
            <text:p>1.2515</text:p>
          </table:table-cell>
          <table:table-cell office:value-type="float" office:value="42.615" calcext:value-type="float">
            <text:p>42.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.336" calcext:value-type="float">
            <text:p>22.336</text:p>
          </table:table-cell>
          <table:table-cell office:value-type="float" office:value="1.0568" calcext:value-type="float">
            <text:p>1.0568</text:p>
          </table:table-cell>
          <table:table-cell office:value-type="float" office:value="46.088" calcext:value-type="float">
            <text:p>46.0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692" calcext:value-type="float">
            <text:p>34.692</text:p>
          </table:table-cell>
          <table:table-cell office:value-type="float" office:value="1.2118" calcext:value-type="float">
            <text:p>1.2118</text:p>
          </table:table-cell>
          <table:table-cell office:value-type="float" office:value="47.073" calcext:value-type="float">
            <text:p>47.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.213" calcext:value-type="float">
            <text:p>22.213</text:p>
          </table:table-cell>
          <table:table-cell office:value-type="float" office:value="0.97081" calcext:value-type="float">
            <text:p>0.97081</text:p>
          </table:table-cell>
          <table:table-cell office:value-type="float" office:value="48.108" calcext:value-type="float">
            <text:p>48.1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.927" calcext:value-type="float">
            <text:p>32.927</text:p>
          </table:table-cell>
          <table:table-cell office:value-type="float" office:value="1.2899" calcext:value-type="float">
            <text:p>1.2899</text:p>
          </table:table-cell>
          <table:table-cell office:value-type="float" office:value="47.134" calcext:value-type="float">
            <text:p>47.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2.597" calcext:value-type="float">
            <text:p>22.597</text:p>
          </table:table-cell>
          <table:table-cell office:value-type="float" office:value="1.0103" calcext:value-type="float">
            <text:p>1.0103</text:p>
          </table:table-cell>
          <table:table-cell office:value-type="float" office:value="47.365" calcext:value-type="float">
            <text:p>47.3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.882" calcext:value-type="float">
            <text:p>33.882</text:p>
          </table:table-cell>
          <table:table-cell office:value-type="float" office:value="1.3047" calcext:value-type="float">
            <text:p>1.3047</text:p>
          </table:table-cell>
          <table:table-cell office:value-type="float" office:value="43.553" calcext:value-type="float">
            <text:p>43.5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.184" calcext:value-type="float">
            <text:p>23.184</text:p>
          </table:table-cell>
          <table:table-cell office:value-type="float" office:value="0.97852" calcext:value-type="float">
            <text:p>0.97852</text:p>
          </table:table-cell>
          <table:table-cell office:value-type="float" office:value="48.02" calcext:value-type="float">
            <text:p>48.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.507" calcext:value-type="float">
            <text:p>32.507</text:p>
          </table:table-cell>
          <table:table-cell office:value-type="float" office:value="1.3803" calcext:value-type="float">
            <text:p>1.3803</text:p>
          </table:table-cell>
          <table:table-cell office:value-type="float" office:value="43.412" calcext:value-type="float">
            <text:p>43.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.914" calcext:value-type="float">
            <text:p>23.914</text:p>
          </table:table-cell>
          <table:table-cell office:value-type="float" office:value="0.95757" calcext:value-type="float">
            <text:p>0.95757</text:p>
          </table:table-cell>
          <table:table-cell office:value-type="float" office:value="47.942" calcext:value-type="float">
            <text:p>47.9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.9" calcext:value-type="float">
            <text:p>32.9</text:p>
          </table:table-cell>
          <table:table-cell office:value-type="float" office:value="1.5062" calcext:value-type="float">
            <text:p>1.5062</text:p>
          </table:table-cell>
          <table:table-cell office:value-type="float" office:value="46.074" calcext:value-type="float">
            <text:p>46.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.293" calcext:value-type="float">
            <text:p>24.293</text:p>
          </table:table-cell>
          <table:table-cell office:value-type="float" office:value="0.77491" calcext:value-type="float">
            <text:p>0.77491</text:p>
          </table:table-cell>
          <table:table-cell office:value-type="float" office:value="45.523" calcext:value-type="float">
            <text:p>45.5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.222" calcext:value-type="float">
            <text:p>33.222</text:p>
          </table:table-cell>
          <table:table-cell office:value-type="float" office:value="1.1981" calcext:value-type="float">
            <text:p>1.1981</text:p>
          </table:table-cell>
          <table:table-cell office:value-type="float" office:value="46.157" calcext:value-type="float">
            <text:p>46.15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C73];[.C82])" office:value-type="float" office:value="23.87" calcext:value-type="float">
            <text:p>23.87</text:p>
          </table:table-cell>
          <table:table-cell table:style-name="ce2" table:formula="of:=AVERAGE([.D73];[.D82])" office:value-type="float" office:value="0.831535" calcext:value-type="float">
            <text:p>0.831535</text:p>
          </table:table-cell>
          <table:table-cell table:style-name="ce2" table:formula="of:=AVERAGE([.E73];[.E82])" office:value-type="float" office:value="46.427" calcext:value-type="float">
            <text:p>46.427</text:p>
          </table:table-cell>
          <table:table-cell table:style-name="ce3"/>
          <table:table-cell table:style-name="ce2" office:value-type="string" calcext:value-type="string">
            <text:p>MEAN</text:p>
          </table:table-cell>
          <table:table-cell table:style-name="ce2" table:formula="of:=AVERAGE([.H73];[.H82])" office:value-type="float" office:value="33.6075" calcext:value-type="float">
            <text:p>33.6075</text:p>
          </table:table-cell>
          <table:table-cell table:style-name="ce2" table:formula="of:=AVERAGE([.I73];[.I82])" office:value-type="float" office:value="1.2261" calcext:value-type="float">
            <text:p>1.2261</text:p>
          </table:table-cell>
          <table:table-cell table:style-name="ce2" table:formula="of:=AVERAGE([.J73];[.J82])" office:value-type="float" office:value="45.8895" calcext:value-type="float">
            <text:p>45.889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Incremento FIJO con tlleg=15, tserv=10 (Céntesimas H)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4" table:number-rows-spanned="1">
            <text:p>Incremento VAR con tlleg=15, tserv=10 (Céntesimas H)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.638" calcext:value-type="float">
            <text:p>33.638</text:p>
          </table:table-cell>
          <table:table-cell office:value-type="float" office:value="1.2647" calcext:value-type="float">
            <text:p>1.2647</text:p>
          </table:table-cell>
          <table:table-cell office:value-type="float" office:value="48.575" calcext:value-type="float">
            <text:p>48.5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816" calcext:value-type="float">
            <text:p>33.816</text:p>
          </table:table-cell>
          <table:table-cell office:value-type="float" office:value="1.2933" calcext:value-type="float">
            <text:p>1.2933</text:p>
          </table:table-cell>
          <table:table-cell table:style-name="Default" office:value-type="float" office:value="39.278" calcext:value-type="float">
            <text:p>39.2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.24" calcext:value-type="float">
            <text:p>34.24</text:p>
          </table:table-cell>
          <table:table-cell office:value-type="float" office:value="1.2469" calcext:value-type="float">
            <text:p>1.2469</text:p>
          </table:table-cell>
          <table:table-cell office:value-type="float" office:value="43.275" calcext:value-type="float">
            <text:p>43.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.371" calcext:value-type="float">
            <text:p>33.371</text:p>
          </table:table-cell>
          <table:table-cell office:value-type="float" office:value="1.3284" calcext:value-type="float">
            <text:p>1.3284</text:p>
          </table:table-cell>
          <table:table-cell table:style-name="Default" office:value-type="float" office:value="41.705" calcext:value-type="float">
            <text:p>41.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.787" calcext:value-type="float">
            <text:p>32.787</text:p>
          </table:table-cell>
          <table:table-cell office:value-type="float" office:value="1.2238" calcext:value-type="float">
            <text:p>1.2238</text:p>
          </table:table-cell>
          <table:table-cell office:value-type="float" office:value="49.448" calcext:value-type="float">
            <text:p>49.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992" calcext:value-type="float">
            <text:p>32.992</text:p>
          </table:table-cell>
          <table:table-cell office:value-type="float" office:value="1.3717" calcext:value-type="float">
            <text:p>1.3717</text:p>
          </table:table-cell>
          <table:table-cell table:style-name="Default" office:value-type="float" office:value="43.838" calcext:value-type="float">
            <text:p>43.8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.727" calcext:value-type="float">
            <text:p>31.727</text:p>
          </table:table-cell>
          <table:table-cell office:value-type="float" office:value="1.5546" calcext:value-type="float">
            <text:p>1.5546</text:p>
          </table:table-cell>
          <table:table-cell office:value-type="float" office:value="48.152" calcext:value-type="float">
            <text:p>48.1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.463" calcext:value-type="float">
            <text:p>32.463</text:p>
          </table:table-cell>
          <table:table-cell office:value-type="float" office:value="1.518" calcext:value-type="float">
            <text:p>1.518</text:p>
          </table:table-cell>
          <table:table-cell table:style-name="Default" office:value-type="float" office:value="43.443" calcext:value-type="float">
            <text:p>43.4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.99" calcext:value-type="float">
            <text:p>34.99</text:p>
          </table:table-cell>
          <table:table-cell office:value-type="float" office:value="1.2923" calcext:value-type="float">
            <text:p>1.2923</text:p>
          </table:table-cell>
          <table:table-cell office:value-type="float" office:value="48.586" calcext:value-type="float">
            <text:p>48.5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408" calcext:value-type="float">
            <text:p>34.408</text:p>
          </table:table-cell>
          <table:table-cell office:value-type="float" office:value="1.3509" calcext:value-type="float">
            <text:p>1.3509</text:p>
          </table:table-cell>
          <table:table-cell table:style-name="Default" office:value-type="float" office:value="41.619" calcext:value-type="float">
            <text:p>41.6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.202" calcext:value-type="float">
            <text:p>33.202</text:p>
          </table:table-cell>
          <table:table-cell office:value-type="float" office:value="1.2737" calcext:value-type="float">
            <text:p>1.2737</text:p>
          </table:table-cell>
          <table:table-cell office:value-type="float" office:value="49.532" calcext:value-type="float">
            <text:p>49.5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.169" calcext:value-type="float">
            <text:p>33.169</text:p>
          </table:table-cell>
          <table:table-cell office:value-type="float" office:value="1.4252" calcext:value-type="float">
            <text:p>1.4252</text:p>
          </table:table-cell>
          <table:table-cell table:style-name="Default" office:value-type="float" office:value="41.939" calcext:value-type="float">
            <text:p>41.9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.783" calcext:value-type="float">
            <text:p>31.783</text:p>
          </table:table-cell>
          <table:table-cell office:value-type="float" office:value="1.4368" calcext:value-type="float">
            <text:p>1.4368</text:p>
          </table:table-cell>
          <table:table-cell office:value-type="float" office:value="40.449" calcext:value-type="float">
            <text:p>40.4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.574" calcext:value-type="float">
            <text:p>33.574</text:p>
          </table:table-cell>
          <table:table-cell office:value-type="float" office:value="1.2668" calcext:value-type="float">
            <text:p>1.2668</text:p>
          </table:table-cell>
          <table:table-cell table:style-name="Default" office:value-type="float" office:value="39.849" calcext:value-type="float">
            <text:p>39.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2.937" calcext:value-type="float">
            <text:p>32.937</text:p>
          </table:table-cell>
          <table:table-cell office:value-type="float" office:value="1.3522" calcext:value-type="float">
            <text:p>1.3522</text:p>
          </table:table-cell>
          <table:table-cell office:value-type="float" office:value="45.043" calcext:value-type="float">
            <text:p>45.0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.843" calcext:value-type="float">
            <text:p>31.843</text:p>
          </table:table-cell>
          <table:table-cell office:value-type="float" office:value="1.3875" calcext:value-type="float">
            <text:p>1.3875</text:p>
          </table:table-cell>
          <table:table-cell table:style-name="Default" office:value-type="float" office:value="41.291" calcext:value-type="float">
            <text:p>41.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.002" calcext:value-type="float">
            <text:p>32.002</text:p>
          </table:table-cell>
          <table:table-cell office:value-type="float" office:value="1.4043" calcext:value-type="float">
            <text:p>1.4043</text:p>
          </table:table-cell>
          <table:table-cell office:value-type="float" office:value="39.256" calcext:value-type="float">
            <text:p>39.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.058" calcext:value-type="float">
            <text:p>32.058</text:p>
          </table:table-cell>
          <table:table-cell office:value-type="float" office:value="1.3358" calcext:value-type="float">
            <text:p>1.3358</text:p>
          </table:table-cell>
          <table:table-cell table:style-name="Default" office:value-type="float" office:value="41.694" calcext:value-type="float">
            <text:p>41.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3.288" calcext:value-type="float">
            <text:p>33.288</text:p>
          </table:table-cell>
          <table:table-cell office:value-type="float" office:value="1.2331" calcext:value-type="float">
            <text:p>1.2331</text:p>
          </table:table-cell>
          <table:table-cell office:value-type="float" office:value="45.552" calcext:value-type="float">
            <text:p>45.5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.029" calcext:value-type="float">
            <text:p>33.029</text:p>
          </table:table-cell>
          <table:table-cell office:value-type="float" office:value="1.2919" calcext:value-type="float">
            <text:p>1.2919</text:p>
          </table:table-cell>
          <table:table-cell table:style-name="Default" office:value-type="float" office:value="40.298" calcext:value-type="float">
            <text:p>40.29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C87];[.C96])" office:value-type="float" office:value="33.463" calcext:value-type="float">
            <text:p>33.463</text:p>
          </table:table-cell>
          <table:table-cell table:style-name="ce2" table:formula="of:=AVERAGE([.D87];[.D96])" office:value-type="float" office:value="1.2489" calcext:value-type="float">
            <text:p>1.2489</text:p>
          </table:table-cell>
          <table:table-cell table:style-name="ce2" table:formula="of:=AVERAGE([.E87];[.E96])" office:value-type="float" office:value="47.0635" calcext:value-type="float">
            <text:p>47.0635</text:p>
          </table:table-cell>
          <table:table-cell table:style-name="ce3"/>
          <table:table-cell table:style-name="ce2" office:value-type="string" calcext:value-type="string">
            <text:p>MEAN</text:p>
          </table:table-cell>
          <table:table-cell table:style-name="ce2" table:formula="of:=AVERAGE([.H87];[.H96])" office:value-type="float" office:value="33.4225" calcext:value-type="float">
            <text:p>33.4225</text:p>
          </table:table-cell>
          <table:table-cell table:style-name="ce2" table:formula="of:=AVERAGE([.I87];[.I96])" office:value-type="float" office:value="1.2926" calcext:value-type="float">
            <text:p>1.2926</text:p>
          </table:table-cell>
          <table:table-cell table:style-name="ce2" table:formula="of:=AVERAGE([.J87];[.J96])" office:value-type="float" office:value="39.788" calcext:value-type="float">
            <text:p>39.788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style-name="ce3"/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Incremento FIJO con tlleg=90, tserv=60 (Décimas M)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4" table:number-rows-spanned="1">
            <text:p>Incremento VAR con tlleg=90, tserv=60 (Décimas M)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PTO(n)</text:p>
          </table:table-cell>
          <table:table-cell office:value-type="string" calcext:value-type="string">
            <text:p>Q(n)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.875" calcext:value-type="float">
            <text:p>33.875</text:p>
          </table:table-cell>
          <table:table-cell office:value-type="float" office:value="1.326" calcext:value-type="float">
            <text:p>1.326</text:p>
          </table:table-cell>
          <table:table-cell office:value-type="float" office:value="41.692" calcext:value-type="float">
            <text:p>41.6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.244" calcext:value-type="float">
            <text:p>34.244</text:p>
          </table:table-cell>
          <table:table-cell office:value-type="float" office:value="1.3013" calcext:value-type="float">
            <text:p>1.3013</text:p>
          </table:table-cell>
          <table:table-cell office:value-type="float" office:value="44.512" calcext:value-type="float">
            <text:p>44.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.555" calcext:value-type="float">
            <text:p>34.555</text:p>
          </table:table-cell>
          <table:table-cell office:value-type="float" office:value="1.2079" calcext:value-type="float">
            <text:p>1.2079</text:p>
          </table:table-cell>
          <table:table-cell office:value-type="float" office:value="52.719" calcext:value-type="float">
            <text:p>52.7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.878" calcext:value-type="float">
            <text:p>33.878</text:p>
          </table:table-cell>
          <table:table-cell office:value-type="float" office:value="1.2849" calcext:value-type="float">
            <text:p>1.2849</text:p>
          </table:table-cell>
          <table:table-cell office:value-type="float" office:value="43.969" calcext:value-type="float">
            <text:p>43.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4.799" calcext:value-type="float">
            <text:p>34.799</text:p>
          </table:table-cell>
          <table:table-cell office:value-type="float" office:value="1.2649" calcext:value-type="float">
            <text:p>1.2649</text:p>
          </table:table-cell>
          <table:table-cell office:value-type="float" office:value="52.366" calcext:value-type="float">
            <text:p>52.3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463" calcext:value-type="float">
            <text:p>34.463</text:p>
          </table:table-cell>
          <table:table-cell office:value-type="float" office:value="1.2926" calcext:value-type="float">
            <text:p>1.2926</text:p>
          </table:table-cell>
          <table:table-cell office:value-type="float" office:value="45.522" calcext:value-type="float">
            <text:p>45.5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.85" calcext:value-type="float">
            <text:p>32.85</text:p>
          </table:table-cell>
          <table:table-cell office:value-type="float" office:value="1.3883" calcext:value-type="float">
            <text:p>1.3883</text:p>
          </table:table-cell>
          <table:table-cell office:value-type="float" office:value="47.362" calcext:value-type="float">
            <text:p>47.3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.787" calcext:value-type="float">
            <text:p>32.787</text:p>
          </table:table-cell>
          <table:table-cell office:value-type="float" office:value="1.4232" calcext:value-type="float">
            <text:p>1.4232</text:p>
          </table:table-cell>
          <table:table-cell office:value-type="float" office:value="44.489" calcext:value-type="float">
            <text:p>44.4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.371" calcext:value-type="float">
            <text:p>32.371</text:p>
          </table:table-cell>
          <table:table-cell office:value-type="float" office:value="1.3605" calcext:value-type="float">
            <text:p>1.3605</text:p>
          </table:table-cell>
          <table:table-cell office:value-type="float" office:value="40.43" calcext:value-type="float">
            <text:p>40.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885" calcext:value-type="float">
            <text:p>32.885</text:p>
          </table:table-cell>
          <table:table-cell office:value-type="float" office:value="1.3051" calcext:value-type="float">
            <text:p>1.3051</text:p>
          </table:table-cell>
          <table:table-cell office:value-type="float" office:value="44.38" calcext:value-type="float">
            <text:p>44.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.884" calcext:value-type="float">
            <text:p>31.884</text:p>
          </table:table-cell>
          <table:table-cell office:value-type="float" office:value="1.5068" calcext:value-type="float">
            <text:p>1.5068</text:p>
          </table:table-cell>
          <table:table-cell office:value-type="float" office:value="53.179" calcext:value-type="float">
            <text:p>53.1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.578" calcext:value-type="float">
            <text:p>32.578</text:p>
          </table:table-cell>
          <table:table-cell office:value-type="float" office:value="1.359" calcext:value-type="float">
            <text:p>1.359</text:p>
          </table:table-cell>
          <table:table-cell office:value-type="float" office:value="45.002" calcext:value-type="float">
            <text:p>45.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.026" calcext:value-type="float">
            <text:p>33.026</text:p>
          </table:table-cell>
          <table:table-cell office:value-type="float" office:value="1.3016" calcext:value-type="float">
            <text:p>1.3016</text:p>
          </table:table-cell>
          <table:table-cell office:value-type="float" office:value="53.606" calcext:value-type="float">
            <text:p>53.6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.891" calcext:value-type="float">
            <text:p>32.891</text:p>
          </table:table-cell>
          <table:table-cell office:value-type="float" office:value="1.2949" calcext:value-type="float">
            <text:p>1.2949</text:p>
          </table:table-cell>
          <table:table-cell office:value-type="float" office:value="43.161" calcext:value-type="float">
            <text:p>43.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.445" calcext:value-type="float">
            <text:p>34.445</text:p>
          </table:table-cell>
          <table:table-cell office:value-type="float" office:value="1.2427" calcext:value-type="float">
            <text:p>1.2427</text:p>
          </table:table-cell>
          <table:table-cell office:value-type="float" office:value="51.516" calcext:value-type="float">
            <text:p>51.5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4.886" calcext:value-type="float">
            <text:p>34.886</text:p>
          </table:table-cell>
          <table:table-cell office:value-type="float" office:value="1.2063" calcext:value-type="float">
            <text:p>1.2063</text:p>
          </table:table-cell>
          <table:table-cell office:value-type="float" office:value="44.445" calcext:value-type="float">
            <text:p>44.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.405" calcext:value-type="float">
            <text:p>32.405</text:p>
          </table:table-cell>
          <table:table-cell office:value-type="float" office:value="1.5977" calcext:value-type="float">
            <text:p>1.5977</text:p>
          </table:table-cell>
          <table:table-cell office:value-type="float" office:value="50.686" calcext:value-type="float">
            <text:p>50.6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.788" calcext:value-type="float">
            <text:p>32.788</text:p>
          </table:table-cell>
          <table:table-cell office:value-type="float" office:value="1.4424" calcext:value-type="float">
            <text:p>1.4424</text:p>
          </table:table-cell>
          <table:table-cell office:value-type="float" office:value="45.75" calcext:value-type="float">
            <text:p>45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5.122" calcext:value-type="float">
            <text:p>35.122</text:p>
          </table:table-cell>
          <table:table-cell office:value-type="float" office:value="1.1843" calcext:value-type="float">
            <text:p>1.1843</text:p>
          </table:table-cell>
          <table:table-cell office:value-type="float" office:value="43.132" calcext:value-type="float">
            <text:p>43.1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.787" calcext:value-type="float">
            <text:p>34.787</text:p>
          </table:table-cell>
          <table:table-cell office:value-type="float" office:value="1.2707" calcext:value-type="float">
            <text:p>1.2707</text:p>
          </table:table-cell>
          <table:table-cell office:value-type="float" office:value="45.49" calcext:value-type="float">
            <text:p>45.4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C101];[.C110])" office:value-type="float" office:value="34.4985" calcext:value-type="float">
            <text:p>34.4985</text:p>
          </table:table-cell>
          <table:table-cell table:style-name="ce2" table:formula="of:=AVERAGE([.D101];[.D110])" office:value-type="float" office:value="1.25515" calcext:value-type="float">
            <text:p>1.25515</text:p>
          </table:table-cell>
          <table:table-cell table:style-name="ce2" table:formula="of:=AVERAGE([.E101];[.E110])" office:value-type="float" office:value="42.412" calcext:value-type="float">
            <text:p>42.412</text:p>
          </table:table-cell>
          <table:table-cell table:style-name="ce3"/>
          <table:table-cell table:style-name="ce2" office:value-type="string" calcext:value-type="string">
            <text:p>MEAN</text:p>
          </table:table-cell>
          <table:table-cell table:style-name="ce2" table:formula="of:=AVERAGE([.H101];[.H110])" office:value-type="float" office:value="34.5155" calcext:value-type="float">
            <text:p>34.5155</text:p>
          </table:table-cell>
          <table:table-cell table:style-name="ce2" table:formula="of:=AVERAGE([.I101];[.I110])" office:value-type="float" office:value="1.286" calcext:value-type="float">
            <text:p>1.286</text:p>
          </table:table-cell>
          <table:table-cell table:style-name="ce2" table:formula="of:=AVERAGE([.J101];[.J110])" office:value-type="float" office:value="45.001" calcext:value-type="float">
            <text:p>45.001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otal Average Behaviour</text:p>
          </table:table-cell>
          <table:covered-table-cell table:number-columns-repeated="3" table:style-name="Default"/>
          <table:table-cell/>
          <table:table-cell table:style-name="ce2" office:value-type="string" calcext:value-type="string" table:number-columns-spanned="4" table:number-rows-spanned="1">
            <text:p>Total Average Behaviour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table:formula="of:=AVERAGE([.C13];[.C27];[.C41];[.C55];[.C69];[.C83];[.C97];[.C111])" office:value-type="float" office:value="20.95586225" calcext:value-type="float">
            <text:p>20.95586225</text:p>
          </table:table-cell>
          <table:table-cell table:style-name="Default" table:formula="of:=AVERAGE([.D13];[.D27];[.D41];[.D55];[.D69];[.D83];[.D97];[.D111])" office:value-type="float" office:value="0.777903125" calcext:value-type="float">
            <text:p>0.777903125</text:p>
          </table:table-cell>
          <table:table-cell table:style-name="Default" table:formula="of:=AVERAGE([.E13];[.E27];[.E41];[.E55];[.E69];[.E83];[.E97];[.E111])" office:value-type="float" office:value="49.0218125" calcext:value-type="float">
            <text:p>49.0218125</text:p>
          </table:table-cell>
          <table:table-cell/>
          <table:table-cell table:style-name="Default"/>
          <table:table-cell table:style-name="Default" table:formula="of:=AVERAGE([.H13];[.H27];[.H41];[.H55];[.H69];[.H83];[.H97];[.H111])" office:value-type="float" office:value="33.7135625" calcext:value-type="float">
            <text:p>33.7135625</text:p>
          </table:table-cell>
          <table:table-cell table:style-name="Default" table:formula="of:=AVERAGE([.I13];[.I27];[.I41];[.I55];[.I69];[.I83];[.I97];[.I111])" office:value-type="float" office:value="1.28078125" calcext:value-type="float">
            <text:p>1.28078125</text:p>
          </table:table-cell>
          <table:table-cell table:style-name="Default" table:formula="of:=AVERAGE([.J13];[.J27];[.J41];[.J55];[.J69];[.J83];[.J97];[.J111])" office:value-type="float" office:value="42.729125" calcext:value-type="float">
            <text:p>42.72912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Unidad </text:p>
          </table:table-cell>
          <table:table-cell table:style-name="ce2" office:value-type="string" calcext:value-type="string">
            <text:p>Tiempo llegada</text:p>
          </table:table-cell>
          <table:table-cell table:style-name="ce2" office:value-type="string" calcext:value-type="string">
            <text:p>Tiempo servicio</text:p>
          </table:table-cell>
          <table:table-cell table:style-name="ce2" office:value-type="string" calcext:value-type="string">
            <text:p>PTO(n)</text:p>
          </table:table-cell>
          <table:table-cell table:style-name="ce2" office:value-type="string" calcext:value-type="string">
            <text:p>Q(n)</text:p>
          </table:table-cell>
          <table:table-cell table:style-name="ce2" office:value-type="string" calcext:value-type="string">
            <text:p>Tiempo ejecución</text:p>
          </table:table-cell>
          <table:table-cell table:style-name="ce2"/>
          <table:table-cell table:style-name="ce2" office:value-type="string" calcext:value-type="string">
            <text:p>Unidad </text:p>
          </table:table-cell>
          <table:table-cell table:style-name="ce2" office:value-type="string" calcext:value-type="string">
            <text:p>Tiempo llegada</text:p>
          </table:table-cell>
          <table:table-cell table:style-name="ce2" office:value-type="string" calcext:value-type="string">
            <text:p>Tiempo servicio</text:p>
          </table:table-cell>
          <table:table-cell table:style-name="ce2" office:value-type="string" calcext:value-type="string">
            <text:p>PTO(n)</text:p>
          </table:table-cell>
          <table:table-cell table:style-name="ce2" office:value-type="string" calcext:value-type="string">
            <text:p>Q(n)</text:p>
          </table:table-cell>
          <table:table-cell table:style-name="ce2" office:value-type="string" calcext:value-type="string">
            <text:p>Tiempo ejecución</text:p>
          </table:table-cell>
        </table:table-row>
        <table:table-row table:style-name="ro1">
          <table:table-cell table:style-name="ce2" office:value-type="string" calcext:value-type="string">
            <text:p>Horas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formula="of:=[.C13]" office:value-type="float" office:value="0.009998" calcext:value-type="float">
            <text:p>0.009998</text:p>
          </table:table-cell>
          <table:table-cell table:formula="of:=[.D13]" office:value-type="float" office:value="0" calcext:value-type="float">
            <text:p>0</text:p>
          </table:table-cell>
          <table:table-cell table:style-name="ce1" table:formula="of:=[.E13]" office:value-type="float" office:value="54.9545" calcext:value-type="float">
            <text:p>54.9545</text:p>
          </table:table-cell>
          <table:table-cell/>
          <table:table-cell table:style-name="ce2" office:value-type="string" calcext:value-type="string">
            <text:p>Horas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style-name="ce1" table:formula="of:=[.H13]" office:value-type="float" office:value="33.9465" calcext:value-type="float">
            <text:p>33.9465</text:p>
          </table:table-cell>
          <table:table-cell table:style-name="ce1" table:formula="of:=[.I13]" office:value-type="float" office:value="1.26915" calcext:value-type="float">
            <text:p>1.26915</text:p>
          </table:table-cell>
          <table:table-cell table:style-name="ce1" table:formula="of:=[.J13]" office:value-type="float" office:value="43.3305" calcext:value-type="float">
            <text:p>43.3305</text:p>
          </table:table-cell>
        </table:table-row>
        <table:table-row table:style-name="ro1">
          <table:table-cell table:style-name="ce2" office:value-type="string" calcext:value-type="string">
            <text:p>Medias Horas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[.C27]" office:value-type="float" office:value="0.62565" calcext:value-type="float">
            <text:p>0.62565</text:p>
          </table:table-cell>
          <table:table-cell table:formula="of:=[.D27]" office:value-type="float" office:value="0.08282" calcext:value-type="float">
            <text:p>0.08282</text:p>
          </table:table-cell>
          <table:table-cell table:style-name="ce1" table:formula="of:=[.E27]" office:value-type="float" office:value="47.344" calcext:value-type="float">
            <text:p>47.344</text:p>
          </table:table-cell>
          <table:table-cell/>
          <table:table-cell table:style-name="ce2" office:value-type="string" calcext:value-type="string">
            <text:p>Medias Horas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style-name="ce1" table:formula="of:=[.H27]" office:value-type="float" office:value="33.1985" calcext:value-type="float">
            <text:p>33.1985</text:p>
          </table:table-cell>
          <table:table-cell table:style-name="ce1" table:formula="of:=[.I27]" office:value-type="float" office:value="1.2878" calcext:value-type="float">
            <text:p>1.2878</text:p>
          </table:table-cell>
          <table:table-cell table:style-name="ce1" table:formula="of:=[.J27]" office:value-type="float" office:value="42.799" calcext:value-type="float">
            <text:p>42.799</text:p>
          </table:table-cell>
        </table:table-row>
        <table:table-row table:style-name="ro1">
          <table:table-cell table:style-name="ce2" office:value-type="string" calcext:value-type="string">
            <text:p>Cuartos de horas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formula="of:=[.C41]" office:value-type="float" office:value="7.16775" calcext:value-type="float">
            <text:p>7.16775</text:p>
          </table:table-cell>
          <table:table-cell table:formula="of:=[.D41]" office:value-type="float" office:value="0.35337" calcext:value-type="float">
            <text:p>0.35337</text:p>
          </table:table-cell>
          <table:table-cell table:style-name="ce1" table:formula="of:=[.E41]" office:value-type="float" office:value="40.162" calcext:value-type="float">
            <text:p>40.162</text:p>
          </table:table-cell>
          <table:table-cell/>
          <table:table-cell table:style-name="ce2" office:value-type="string" calcext:value-type="string">
            <text:p>Cuartos de horas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style-name="ce1" table:formula="of:=[.H41]" office:value-type="float" office:value="33.1795" calcext:value-type="float">
            <text:p>33.1795</text:p>
          </table:table-cell>
          <table:table-cell table:style-name="ce1" table:formula="of:=[.I41]" office:value-type="float" office:value="1.3981" calcext:value-type="float">
            <text:p>1.3981</text:p>
          </table:table-cell>
          <table:table-cell table:style-name="ce1" table:formula="of:=[.J41]" office:value-type="float" office:value="43.2385" calcext:value-type="float">
            <text:p>43.2385</text:p>
          </table:table-cell>
        </table:table-row>
        <table:table-row table:style-name="ro1">
          <table:table-cell table:style-name="ce2" office:value-type="string" calcext:value-type="string">
            <text:p>Minuto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C55]" office:value-type="float" office:value="33.568" calcext:value-type="float">
            <text:p>33.568</text:p>
          </table:table-cell>
          <table:table-cell table:formula="of:=[.D55]" office:value-type="float" office:value="1.2198" calcext:value-type="float">
            <text:p>1.2198</text:p>
          </table:table-cell>
          <table:table-cell table:style-name="ce1" table:formula="of:=[.E55]" office:value-type="float" office:value="53.3665" calcext:value-type="float">
            <text:p>53.3665</text:p>
          </table:table-cell>
          <table:table-cell/>
          <table:table-cell table:style-name="ce2" office:value-type="string" calcext:value-type="string">
            <text:p>Minuto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table:formula="of:=[.H55]" office:value-type="float" office:value="34.4945" calcext:value-type="float">
            <text:p>34.4945</text:p>
          </table:table-cell>
          <table:table-cell table:style-name="ce1" table:formula="of:=[.I55]" office:value-type="float" office:value="1.22565" calcext:value-type="float">
            <text:p>1.22565</text:p>
          </table:table-cell>
          <table:table-cell table:style-name="ce1" table:formula="of:=[.J55]" office:value-type="float" office:value="38.9495" calcext:value-type="float">
            <text:p>38.9495</text:p>
          </table:table-cell>
        </table:table-row>
        <table:table-row table:style-name="ro1">
          <table:table-cell table:style-name="ce2" office:value-type="string" calcext:value-type="string">
            <text:p>Segundos</text:p>
          </table:table-cell>
          <table:table-cell office:value-type="float" office:value="540" calcext:value-type="float">
            <text:p>540</text:p>
          </table:table-cell>
          <table:table-cell office:value-type="float" office:value="360" calcext:value-type="float">
            <text:p>360</text:p>
          </table:table-cell>
          <table:table-cell table:formula="of:=[.C69]" office:value-type="float" office:value="34.444" calcext:value-type="float">
            <text:p>34.444</text:p>
          </table:table-cell>
          <table:table-cell table:formula="of:=[.D69]" office:value-type="float" office:value="1.23165" calcext:value-type="float">
            <text:p>1.23165</text:p>
          </table:table-cell>
          <table:table-cell table:style-name="ce1" table:formula="of:=[.E69]" office:value-type="float" office:value="60.445" calcext:value-type="float">
            <text:p>60.445</text:p>
          </table:table-cell>
          <table:table-cell/>
          <table:table-cell table:style-name="ce2" office:value-type="string" calcext:value-type="string">
            <text:p>Segundos</text:p>
          </table:table-cell>
          <table:table-cell office:value-type="float" office:value="540" calcext:value-type="float">
            <text:p>540</text:p>
          </table:table-cell>
          <table:table-cell office:value-type="float" office:value="360" calcext:value-type="float">
            <text:p>360</text:p>
          </table:table-cell>
          <table:table-cell table:style-name="ce1" table:formula="of:=[.H69]" office:value-type="float" office:value="33.344" calcext:value-type="float">
            <text:p>33.344</text:p>
          </table:table-cell>
          <table:table-cell table:style-name="ce1" table:formula="of:=[.I69]" office:value-type="float" office:value="1.26085" calcext:value-type="float">
            <text:p>1.26085</text:p>
          </table:table-cell>
          <table:table-cell table:style-name="ce1" table:formula="of:=[.J69]" office:value-type="float" office:value="42.837" calcext:value-type="float">
            <text:p>42.837</text:p>
          </table:table-cell>
        </table:table-row>
        <table:table-row table:style-name="ro1">
          <table:table-cell table:style-name="ce2" office:value-type="string" calcext:value-type="string">
            <text:p>Décimas de hora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C83]" office:value-type="float" office:value="23.87" calcext:value-type="float">
            <text:p>23.87</text:p>
          </table:table-cell>
          <table:table-cell table:formula="of:=[.D83]" office:value-type="float" office:value="0.831535" calcext:value-type="float">
            <text:p>0.831535</text:p>
          </table:table-cell>
          <table:table-cell table:style-name="ce1" table:formula="of:=[.E83]" office:value-type="float" office:value="46.427" calcext:value-type="float">
            <text:p>46.427</text:p>
          </table:table-cell>
          <table:table-cell/>
          <table:table-cell table:style-name="ce2" office:value-type="string" calcext:value-type="string">
            <text:p>Décimas de hora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1" table:formula="of:=[.H83]" office:value-type="float" office:value="33.6075" calcext:value-type="float">
            <text:p>33.6075</text:p>
          </table:table-cell>
          <table:table-cell table:style-name="ce1" table:formula="of:=[.I83]" office:value-type="float" office:value="1.2261" calcext:value-type="float">
            <text:p>1.2261</text:p>
          </table:table-cell>
          <table:table-cell table:style-name="ce1" table:formula="of:=[.J83]" office:value-type="float" office:value="45.8895" calcext:value-type="float">
            <text:p>45.8895</text:p>
          </table:table-cell>
        </table:table-row>
        <table:table-row table:style-name="ro1">
          <table:table-cell table:style-name="ce2" office:value-type="string" calcext:value-type="string">
            <text:p>Centésimas de hora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C97]" office:value-type="float" office:value="33.463" calcext:value-type="float">
            <text:p>33.463</text:p>
          </table:table-cell>
          <table:table-cell table:formula="of:=[.D97]" office:value-type="float" office:value="1.2489" calcext:value-type="float">
            <text:p>1.2489</text:p>
          </table:table-cell>
          <table:table-cell table:style-name="ce1" table:formula="of:=[.E97]" office:value-type="float" office:value="47.0635" calcext:value-type="float">
            <text:p>47.0635</text:p>
          </table:table-cell>
          <table:table-cell/>
          <table:table-cell table:style-name="ce2" office:value-type="string" calcext:value-type="string">
            <text:p>Centésimas de hora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" table:formula="of:=[.H97]" office:value-type="float" office:value="33.4225" calcext:value-type="float">
            <text:p>33.4225</text:p>
          </table:table-cell>
          <table:table-cell table:style-name="ce1" table:formula="of:=[.I97]" office:value-type="float" office:value="1.2926" calcext:value-type="float">
            <text:p>1.2926</text:p>
          </table:table-cell>
          <table:table-cell table:style-name="ce1" table:formula="of:=[.J97]" office:value-type="float" office:value="39.788" calcext:value-type="float">
            <text:p>39.788</text:p>
          </table:table-cell>
        </table:table-row>
        <table:table-row table:style-name="ro1">
          <table:table-cell table:style-name="ce2" office:value-type="string" calcext:value-type="string">
            <text:p>Décimas de minutos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[.C111]" office:value-type="float" office:value="34.4985" calcext:value-type="float">
            <text:p>34.4985</text:p>
          </table:table-cell>
          <table:table-cell table:formula="of:=[.D111]" office:value-type="float" office:value="1.25515" calcext:value-type="float">
            <text:p>1.25515</text:p>
          </table:table-cell>
          <table:table-cell table:style-name="ce1" table:formula="of:=[.E111]" office:value-type="float" office:value="42.412" calcext:value-type="float">
            <text:p>42.412</text:p>
          </table:table-cell>
          <table:table-cell/>
          <table:table-cell table:style-name="ce2" office:value-type="string" calcext:value-type="string">
            <text:p>Décimas de minutos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style-name="ce1" table:formula="of:=[.H111]" office:value-type="float" office:value="34.5155" calcext:value-type="float">
            <text:p>34.5155</text:p>
          </table:table-cell>
          <table:table-cell table:style-name="ce1" table:formula="of:=[.I111]" office:value-type="float" office:value="1.286" calcext:value-type="float">
            <text:p>1.286</text:p>
          </table:table-cell>
          <table:table-cell table:style-name="ce1" table:formula="of:=[.J111]" office:value-type="float" office:value="45.001" calcext:value-type="float">
            <text:p>45.001</text:p>
          </table:table-cell>
        </table:table-row>
      </table:table>
      <table:table table:name="Maquinas" table:style-name="ta1">
        <table:table-column table:style-name="co1" table:number-columns-repeated="11" table:default-cell-style-name="Default"/>
        <table:table-row table:style-name="ro1"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Esperando a ser cargados</text:p>
          </table:table-cell>
          <table:table-cell table:style-name="ce3" office:value-type="string" calcext:value-type="string">
            <text:p>Desviación</text:p>
          </table:table-cell>
          <table:table-cell table:style-name="ce3" office:value-type="string" calcext:value-type="string">
            <text:p>Esperando ser descargado</text:p>
          </table:table-cell>
          <table:table-cell table:style-name="ce3" office:value-type="string" calcext:value-type="string">
            <text:p>Desviación</text:p>
          </table:table-cell>
          <table:table-cell table:style-name="ce3" office:value-type="string" calcext:value-type="string">
            <text:p>Trabajos procesados</text:p>
          </table:table-cell>
          <table:table-cell table:style-name="ce3" office:value-type="string" calcext:value-type="string">
            <text:p>Desviación</text:p>
          </table:table-cell>
          <table:table-cell table:style-name="ce3" office:value-type="string" calcext:value-type="string">
            <text:p>Tiempo de estancia</text:p>
          </table:table-cell>
          <table:table-cell table:style-name="ce3" office:value-type="string" calcext:value-type="string">
            <text:p>Desviación</text:p>
          </table:table-cell>
          <table:table-cell table:style-name="ce3" office:value-type="string" calcext:value-type="string">
            <text:p>Porcentaje de ocio</text:p>
          </table:table-cell>
          <table:table-cell table:style-name="ce3" office:value-type="string" calcext:value-type="string">
            <text:p>Desviación</text:p>
          </table:table-cell>
        </table:table-row>
        <table:table-row table:style-name="ro1">
          <table:table-cell table:style-name="ce3" office:value-type="string" calcext:value-type="string">
            <text:p>Exponencial</text:p>
          </table:table-cell>
          <table:table-cell office:value-type="float" office:value="0.018419" calcext:value-type="float">
            <text:p>0.018419</text:p>
          </table:table-cell>
          <table:table-cell office:value-type="float" office:value="0.010359" calcext:value-type="float">
            <text:p>0.010359</text:p>
          </table:table-cell>
          <table:table-cell office:value-type="float" office:value="0.015097" calcext:value-type="float">
            <text:p>0.015097</text:p>
          </table:table-cell>
          <table:table-cell office:value-type="float" office:value="0.0076117" calcext:value-type="float">
            <text:p>0.0076117</text:p>
          </table:table-cell>
          <table:table-cell office:value-type="float" office:value="78.538" calcext:value-type="float">
            <text:p>78.538</text:p>
          </table:table-cell>
          <table:table-cell office:value-type="float" office:value="8.7859" calcext:value-type="float">
            <text:p>8.7859</text:p>
          </table:table-cell>
          <table:table-cell office:value-type="float" office:value="9.0558" calcext:value-type="float">
            <text:p>9.0558</text:p>
          </table:table-cell>
          <table:table-cell office:value-type="float" office:value="0.90579" calcext:value-type="float">
            <text:p>0.90579</text:p>
          </table:table-cell>
          <table:table-cell office:value-type="float" office:value="83.453" calcext:value-type="float">
            <text:p>83.453</text:p>
          </table:table-cell>
          <table:table-cell office:value-type="float" office:value="2.2653" calcext:value-type="float">
            <text:p>2.2653</text:p>
          </table:table-cell>
        </table:table-row>
        <table:table-row table:style-name="ro1">
          <table:table-cell table:style-name="ce3" office:value-type="string" calcext:value-type="string">
            <text:p>Determinístic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3.625" calcext:value-type="float">
            <text:p>83.625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table:style-name="ce3" office:value-type="string" calcext:value-type="string">
            <text:p>Uniform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406" calcext:value-type="float">
            <text:p>48.406</text:p>
          </table:table-cell>
          <table:table-cell office:value-type="float" office:value="0.35891" calcext:value-type="float">
            <text:p>0.35891</text:p>
          </table:table-cell>
          <table:table-cell office:value-type="float" office:value="14.998" calcext:value-type="float">
            <text:p>14.998</text:p>
          </table:table-cell>
          <table:table-cell office:value-type="float" office:value="0.071243" calcext:value-type="float">
            <text:p>0.071243</text:p>
          </table:table-cell>
          <table:table-cell office:value-type="float" office:value="74.305" calcext:value-type="float">
            <text:p>74.305</text:p>
          </table:table-cell>
          <table:table-cell office:value-type="float" office:value="0.58893" calcext:value-type="float">
            <text:p>0.5889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Tcarga</text:p>
          </table:table-cell>
          <table:table-cell table:style-name="ce3" office:value-type="string" calcext:value-type="string">
            <text:p>Tdescarga</text:p>
          </table:table-cell>
          <table:table-cell table:style-name="ce3" office:value-type="string" calcext:value-type="string">
            <text:p>Trabajos</text:p>
          </table:table-cell>
          <table:table-cell table:style-name="ce3" office:value-type="string" calcext:value-type="string">
            <text:p>Estancia</text:p>
          </table:table-cell>
          <table:table-cell table:style-name="ce3" office:value-type="string" calcext:value-type="string">
            <text:p>Oci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xponencial</text:p>
          </table:table-cell>
          <table:table-cell office:value-type="float" office:value="0.018419" calcext:value-type="float">
            <text:p>0.018419</text:p>
          </table:table-cell>
          <table:table-cell office:value-type="float" office:value="0.015097" calcext:value-type="float">
            <text:p>0.015097</text:p>
          </table:table-cell>
          <table:table-cell office:value-type="float" office:value="78.538" calcext:value-type="float">
            <text:p>78.538</text:p>
          </table:table-cell>
          <table:table-cell office:value-type="float" office:value="9.0558" calcext:value-type="float">
            <text:p>9.0558</text:p>
          </table:table-cell>
          <table:table-cell office:value-type="float" office:value="83.453" calcext:value-type="float">
            <text:p>83.45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eterminíst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83.625" calcext:value-type="float">
            <text:p>83.62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Unifor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06" calcext:value-type="float">
            <text:p>48.406</text:p>
          </table:table-cell>
          <table:table-cell office:value-type="float" office:value="14.998" calcext:value-type="float">
            <text:p>14.998</text:p>
          </table:table-cell>
          <table:table-cell office:value-type="float" office:value="74.305" calcext:value-type="float">
            <text:p>74.30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8" office:value-type="string" calcext:value-type="string" table:number-columns-spanned="10" table:number-rows-spanned="1">
            <text:p>10 Máquinas con tiempo de proceso original 8</text:p>
          </table:table-cell>
          <table:covered-table-cell table:number-columns-repeated="9"/>
        </table:table-row>
        <table:table-row table:style-name="ro1">
          <table:table-cell/>
          <table:table-cell office:value-type="float" office:value="0.018473" calcext:value-type="float">
            <text:p>0.018473</text:p>
          </table:table-cell>
          <table:table-cell office:value-type="float" office:value="0.010263" calcext:value-type="float">
            <text:p>0.010263</text:p>
          </table:table-cell>
          <table:table-cell office:value-type="float" office:value="0.015084" calcext:value-type="float">
            <text:p>0.015084</text:p>
          </table:table-cell>
          <table:table-cell office:value-type="float" office:value="0.0075921" calcext:value-type="float">
            <text:p>0.0075921</text:p>
          </table:table-cell>
          <table:table-cell office:value-type="float" office:value="78.37" calcext:value-type="float">
            <text:p>78.37</text:p>
          </table:table-cell>
          <table:table-cell office:value-type="float" office:value="8.8114" calcext:value-type="float">
            <text:p>8.8114</text:p>
          </table:table-cell>
          <table:table-cell office:value-type="float" office:value="9.0788" calcext:value-type="float">
            <text:p>9.0788</text:p>
          </table:table-cell>
          <table:table-cell office:value-type="float" office:value="0.92252" calcext:value-type="float">
            <text:p>0.92252</text:p>
          </table:table-cell>
          <table:table-cell office:value-type="float" office:value="83.5" calcext:value-type="float">
            <text:p>83.5</text:p>
          </table:table-cell>
          <table:table-cell office:value-type="float" office:value="2.3018" calcext:value-type="float">
            <text:p>2.30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8" office:value-type="string" calcext:value-type="string" table:number-columns-spanned="10" table:number-rows-spanned="1">
            <text:p>5 Máquinas con tiempo de proceso original 4</text:p>
          </table:table-cell>
          <table:covered-table-cell table:number-columns-repeated="9"/>
        </table:table-row>
        <table:table-row table:style-name="ro1">
          <table:table-cell/>
          <table:table-cell office:value-type="float" office:value="0.018969" calcext:value-type="float">
            <text:p>0.018969</text:p>
          </table:table-cell>
          <table:table-cell office:value-type="float" office:value="0.010871" calcext:value-type="float">
            <text:p>0.010871</text:p>
          </table:table-cell>
          <table:table-cell office:value-type="float" office:value="0.015335" calcext:value-type="float">
            <text:p>0.015335</text:p>
          </table:table-cell>
          <table:table-cell office:value-type="float" office:value="0.0077322" calcext:value-type="float">
            <text:p>0.0077322</text:p>
          </table:table-cell>
          <table:table-cell office:value-type="float" office:value="79.116" calcext:value-type="float">
            <text:p>79.116</text:p>
          </table:table-cell>
          <table:table-cell office:value-type="float" office:value="8.812" calcext:value-type="float">
            <text:p>8.812</text:p>
          </table:table-cell>
          <table:table-cell office:value-type="float" office:value="5.1672" calcext:value-type="float">
            <text:p>5.1672</text:p>
          </table:table-cell>
          <table:table-cell office:value-type="float" office:value="0.47979" calcext:value-type="float">
            <text:p>0.47979</text:p>
          </table:table-cell>
          <table:table-cell office:value-type="float" office:value="83.397" calcext:value-type="float">
            <text:p>83.397</text:p>
          </table:table-cell>
          <table:table-cell office:value-type="float" office:value="2.2799" calcext:value-type="float">
            <text:p>2.27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8" office:value-type="string" calcext:value-type="string" table:number-columns-spanned="10" table:number-rows-spanned="1">
            <text:p>10 Máquinas con tiempo de proceso original 0.8</text:p>
          </table:table-cell>
          <table:covered-table-cell table:number-columns-repeated="9"/>
        </table:table-row>
        <table:table-row table:style-name="ro1">
          <table:table-cell/>
          <table:table-cell office:value-type="float" office:value="0.086314" calcext:value-type="float">
            <text:p>0.086314</text:p>
          </table:table-cell>
          <table:table-cell office:value-type="float" office:value="0.041498" calcext:value-type="float">
            <text:p>0.041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31" calcext:value-type="float">
            <text:p>79.631</text:p>
          </table:table-cell>
          <table:table-cell office:value-type="float" office:value="9.0213" calcext:value-type="float">
            <text:p>9.0213</text:p>
          </table:table-cell>
          <table:table-cell office:value-type="float" office:value="2.3053" calcext:value-type="float">
            <text:p>2.3053</text:p>
          </table:table-cell>
          <table:table-cell office:value-type="float" office:value="0.28718" calcext:value-type="float">
            <text:p>0.28718</text:p>
          </table:table-cell>
          <table:table-cell office:value-type="float" office:value="83.393" calcext:value-type="float">
            <text:p>83.393</text:p>
          </table:table-cell>
          <table:table-cell office:value-type="float" office:value="2.3294" calcext:value-type="float">
            <text:p>2.329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Número Maquinas</text:p>
          </table:table-cell>
          <table:table-cell table:style-name="ce3" office:value-type="string" calcext:value-type="string">
            <text:p>Tcarga</text:p>
          </table:table-cell>
          <table:table-cell table:style-name="ce3" office:value-type="string" calcext:value-type="string">
            <text:p>Tdescarga</text:p>
          </table:table-cell>
          <table:table-cell table:style-name="ce3" office:value-type="string" calcext:value-type="string">
            <text:p>Trabajos</text:p>
          </table:table-cell>
          <table:table-cell table:style-name="ce3" office:value-type="string" calcext:value-type="string">
            <text:p>Estancia</text:p>
          </table:table-cell>
          <table:table-cell table:style-name="ce3" office:value-type="string" calcext:value-type="string">
            <text:p>Oci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10 máquinas</text:p>
          </table:table-cell>
          <table:table-cell table:formula="of:=[.B13]" office:value-type="float" office:value="0.018473" calcext:value-type="float">
            <text:p>0.018473</text:p>
          </table:table-cell>
          <table:table-cell table:formula="of:=[.D13]" office:value-type="float" office:value="0.015084" calcext:value-type="float">
            <text:p>0.015084</text:p>
          </table:table-cell>
          <table:table-cell table:formula="of:=[.F13]" office:value-type="float" office:value="78.37" calcext:value-type="float">
            <text:p>78.37</text:p>
          </table:table-cell>
          <table:table-cell table:formula="of:=[.H13]" office:value-type="float" office:value="9.0788" calcext:value-type="float">
            <text:p>9.0788</text:p>
          </table:table-cell>
          <table:table-cell table:formula="of:=[.J13]" office:value-type="float" office:value="83.5" calcext:value-type="float">
            <text:p>83.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5 máquinas </text:p>
          </table:table-cell>
          <table:table-cell table:formula="of:=[.B16]" office:value-type="float" office:value="0.018969" calcext:value-type="float">
            <text:p>0.018969</text:p>
          </table:table-cell>
          <table:table-cell table:formula="of:=[.D16]" office:value-type="float" office:value="0.015335" calcext:value-type="float">
            <text:p>0.015335</text:p>
          </table:table-cell>
          <table:table-cell table:formula="of:=[.F16]" office:value-type="float" office:value="79.116" calcext:value-type="float">
            <text:p>79.116</text:p>
          </table:table-cell>
          <table:table-cell table:formula="of:=[.H16]" office:value-type="float" office:value="5.1672" calcext:value-type="float">
            <text:p>5.1672</text:p>
          </table:table-cell>
          <table:table-cell table:formula="of:=[.J16]" office:value-type="float" office:value="83.397" calcext:value-type="float">
            <text:p>83.39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1 máquina</text:p>
          </table:table-cell>
          <table:table-cell table:formula="of:=[.B19]" office:value-type="float" office:value="0.086314" calcext:value-type="float">
            <text:p>0.086314</text:p>
          </table:table-cell>
          <table:table-cell table:formula="of:=[.D19]" office:value-type="float" office:value="0" calcext:value-type="float">
            <text:p>0</text:p>
          </table:table-cell>
          <table:table-cell table:formula="of:=[.F19]" office:value-type="float" office:value="79.631" calcext:value-type="float">
            <text:p>79.631</text:p>
          </table:table-cell>
          <table:table-cell table:formula="of:=[.H19]" office:value-type="float" office:value="2.3053" calcext:value-type="float">
            <text:p>2.3053</text:p>
          </table:table-cell>
          <table:table-cell table:formula="of:=[.J19]" office:value-type="float" office:value="83.393" calcext:value-type="float">
            <text:p>83.39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2 operarios con el doble de tiempo de carga y descarga </text:p>
          </table:table-cell>
          <table:covered-table-cell table:number-columns-repeated="9"/>
        </table:table-row>
        <table:table-row table:style-name="ro1">
          <table:table-cell/>
          <table:table-cell office:value-type="float" office:value="0.0052162" calcext:value-type="float">
            <text:p>0.0052162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.0042945" calcext:value-type="float">
            <text:p>0.0042945</text:p>
          </table:table-cell>
          <table:table-cell office:value-type="float" office:value="0.0042545" calcext:value-type="float">
            <text:p>0.0042545</text:p>
          </table:table-cell>
          <table:table-cell office:value-type="float" office:value="78.29" calcext:value-type="float">
            <text:p>78.29</text:p>
          </table:table-cell>
          <table:table-cell office:value-type="float" office:value="8.7806" calcext:value-type="float">
            <text:p>8.7806</text:p>
          </table:table-cell>
          <table:table-cell office:value-type="float" office:value="9.903" calcext:value-type="float">
            <text:p>9.903</text:p>
          </table:table-cell>
          <table:table-cell office:value-type="float" office:value="0.90929" calcext:value-type="float">
            <text:p>0.90929</text:p>
          </table:table-cell>
          <table:table-cell office:value-type="float" office:value="93.095" calcext:value-type="float">
            <text:p>93.095</text:p>
          </table:table-cell>
          <table:table-cell office:value-type="float" office:value="4.6384" calcext:value-type="float">
            <text:p>4.63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4 operarios con el cuádruple de tiempo de carga y descarga </text:p>
          </table:table-cell>
          <table:covered-table-cell table:number-columns-repeated="9"/>
        </table:table-row>
        <table:table-row table:style-name="ro1">
          <table:table-cell/>
          <table:table-cell office:value-type="float" office:value="0.00057769" calcext:value-type="float">
            <text:p>0.00057769</text:p>
          </table:table-cell>
          <table:table-cell office:value-type="float" office:value="0.0018807" calcext:value-type="float">
            <text:p>0.0018807</text:p>
          </table:table-cell>
          <table:table-cell office:value-type="float" office:value="0.00043624" calcext:value-type="float">
            <text:p>0.00043624</text:p>
          </table:table-cell>
          <table:table-cell office:value-type="float" office:value="0.0012752" calcext:value-type="float">
            <text:p>0.0012752</text:p>
          </table:table-cell>
          <table:table-cell office:value-type="float" office:value="77.973" calcext:value-type="float">
            <text:p>77.973</text:p>
          </table:table-cell>
          <table:table-cell office:value-type="float" office:value="8.7385" calcext:value-type="float">
            <text:p>8.7385</text:p>
          </table:table-cell>
          <table:table-cell office:value-type="float" office:value="11.849" calcext:value-type="float">
            <text:p>11.849</text:p>
          </table:table-cell>
          <table:table-cell office:value-type="float" office:value="0.95456" calcext:value-type="float">
            <text:p>0.95456</text:p>
          </table:table-cell>
          <table:table-cell office:value-type="float" office:value="94.785" calcext:value-type="float">
            <text:p>94.785</text:p>
          </table:table-cell>
          <table:table-cell office:value-type="float" office:value="6.6908" calcext:value-type="float">
            <text:p>6.69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Número Operarios</text:p>
          </table:table-cell>
          <table:table-cell table:style-name="ce3" office:value-type="string" calcext:value-type="string">
            <text:p>Tcarga</text:p>
          </table:table-cell>
          <table:table-cell table:style-name="ce3" office:value-type="string" calcext:value-type="string">
            <text:p>Tdescarga</text:p>
          </table:table-cell>
          <table:table-cell table:style-name="ce3" office:value-type="string" calcext:value-type="string">
            <text:p>Trabajos</text:p>
          </table:table-cell>
          <table:table-cell table:style-name="ce3" office:value-type="string" calcext:value-type="string">
            <text:p>Estancia</text:p>
          </table:table-cell>
          <table:table-cell table:style-name="ce3" office:value-type="string" calcext:value-type="string">
            <text:p>Oci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1 operario</text:p>
          </table:table-cell>
          <table:table-cell office:value-type="float" office:value="0.018473" calcext:value-type="float">
            <text:p>0.018473</text:p>
          </table:table-cell>
          <table:table-cell office:value-type="float" office:value="0.015084" calcext:value-type="float">
            <text:p>0.015084</text:p>
          </table:table-cell>
          <table:table-cell office:value-type="float" office:value="78.37" calcext:value-type="float">
            <text:p>78.37</text:p>
          </table:table-cell>
          <table:table-cell office:value-type="float" office:value="9.0788" calcext:value-type="float">
            <text:p>9.0788</text:p>
          </table:table-cell>
          <table:table-cell office:value-type="float" office:value="83.5" calcext:value-type="float">
            <text:p>83.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2 operarios</text:p>
          </table:table-cell>
          <table:table-cell table:formula="of:=[.B27]" office:value-type="float" office:value="0.0052162" calcext:value-type="float">
            <text:p>0.0052162</text:p>
          </table:table-cell>
          <table:table-cell table:formula="of:=[.D27]" office:value-type="float" office:value="0.0042945" calcext:value-type="float">
            <text:p>0.0042945</text:p>
          </table:table-cell>
          <table:table-cell table:formula="of:=[.F27]" office:value-type="float" office:value="78.29" calcext:value-type="float">
            <text:p>78.29</text:p>
          </table:table-cell>
          <table:table-cell table:formula="of:=[.H27]" office:value-type="float" office:value="9.903" calcext:value-type="float">
            <text:p>9.903</text:p>
          </table:table-cell>
          <table:table-cell table:formula="of:=[.J27]" office:value-type="float" office:value="93.095" calcext:value-type="float">
            <text:p>93.09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4 operarios</text:p>
          </table:table-cell>
          <table:table-cell table:formula="of:=[.B30]" office:value-type="float" office:value="0.00057769" calcext:value-type="float">
            <text:p>0.00057769</text:p>
          </table:table-cell>
          <table:table-cell table:formula="of:=[.D30]" office:value-type="float" office:value="0.00043624" calcext:value-type="float">
            <text:p>0.00043624</text:p>
          </table:table-cell>
          <table:table-cell table:formula="of:=[.F30]" office:value-type="float" office:value="77.973" calcext:value-type="float">
            <text:p>77.973</text:p>
          </table:table-cell>
          <table:table-cell table:formula="of:=[.H30]" office:value-type="float" office:value="11.849" calcext:value-type="float">
            <text:p>11.849</text:p>
          </table:table-cell>
          <table:table-cell table:formula="of:=[.J30]" office:value-type="float" office:value="94.785" calcext:value-type="float">
            <text:p>94.785</text:p>
          </table:table-cell>
          <table:table-cell table:number-columns-repeated="5"/>
        </table:table-row>
      </table:table>
      <table:table table:name="NTEC" table:style-name="ta1">
        <table:table-column table:style-name="co1" table:default-cell-style-name="Default"/>
        <table:table-column table:style-name="co1" table:number-columns-repeated="4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aso NTEC para 1 Simulación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 table:number-columns-spanned="3" table:number-rows-spanned="1">
            <text:p>Caso TTP para 1 Simulación</text:p>
          </table:table-cell>
          <table:covered-table-cell table:number-columns-repeated="2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teraciones</text:p>
          </table:table-cell>
          <table:table-cell table:style-name="ce2" office:value-type="string" calcext:value-type="string">
            <text:p>Caso A </text:p>
          </table:table-cell>
          <table:table-cell table:style-name="ce2" office:value-type="string" calcext:value-type="string">
            <text:p>Caso B</text:p>
          </table:table-cell>
          <table:table-cell table:style-name="ce2"/>
          <table:table-cell table:style-name="ce2" office:value-type="string" calcext:value-type="string">
            <text:p>Iteraciones</text:p>
          </table:table-cell>
          <table:table-cell table:style-name="ce2" office:value-type="string" calcext:value-type="string">
            <text:p>Caso A </text:p>
          </table:table-cell>
          <table:table-cell table:style-name="ce2" office:value-type="string" calcext:value-type="string">
            <text:p>Caso B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7.4" calcext:value-type="float">
            <text:p>77.4</text:p>
          </table:table-cell>
          <table:table-cell office:value-type="float" office:value="22.6" calcext:value-type="float">
            <text:p>22.6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7.4" calcext:value-type="float">
            <text:p>47.4</text:p>
          </table:table-cell>
          <table:table-cell office:value-type="float" office:value="52.6" calcext:value-type="float">
            <text:p>52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5.7" calcext:value-type="float">
            <text:p>75.7</text:p>
          </table:table-cell>
          <table:table-cell office:value-type="float" office:value="24.3" calcext:value-type="float">
            <text:p>24.3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75.89" calcext:value-type="float">
            <text:p>75.89</text:p>
          </table:table-cell>
          <table:table-cell office:value-type="float" office:value="24.11" calcext:value-type="float">
            <text:p>24.11</text:p>
          </table:table-cell>
          <table:table-cell/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49.4" calcext:value-type="float">
            <text:p>49.4</text:p>
          </table:table-cell>
          <table:table-cell office:value-type="float" office:value="50.6" calcext:value-type="float">
            <text:p>50.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aso NTEC para 5 Simulaciones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 table:number-columns-spanned="3" table:number-rows-spanned="1">
            <text:p>Caso TTP para 5 Simulaciones</text:p>
          </table:table-cell>
          <table:covered-table-cell table:number-columns-repeated="2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teraciones</text:p>
          </table:table-cell>
          <table:table-cell table:style-name="ce2" office:value-type="string" calcext:value-type="string">
            <text:p>Caso A </text:p>
          </table:table-cell>
          <table:table-cell table:style-name="ce2" office:value-type="string" calcext:value-type="string">
            <text:p>Caso B</text:p>
          </table:table-cell>
          <table:table-cell table:style-name="ce2"/>
          <table:table-cell table:style-name="ce2" office:value-type="string" calcext:value-type="string">
            <text:p>Iteraciones</text:p>
          </table:table-cell>
          <table:table-cell table:style-name="ce2" office:value-type="string" calcext:value-type="string">
            <text:p>Caso A </text:p>
          </table:table-cell>
          <table:table-cell table:style-name="ce2" office:value-type="string" calcext:value-type="string">
            <text:p>Caso B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8.8" calcext:value-type="float">
            <text:p>48.8</text:p>
          </table:table-cell>
          <table:table-cell office:value-type="float" office:value="51.2" calcext:value-type="float">
            <text:p>51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9.7" calcext:value-type="float">
            <text:p>89.7</text:p>
          </table:table-cell>
          <table:table-cell office:value-type="float" office:value="10.3" calcext:value-type="float">
            <text:p>10.3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1.5" calcext:value-type="float">
            <text:p>51.5</text:p>
          </table:table-cell>
          <table:table-cell office:value-type="float" office:value="48.5" calcext:value-type="float">
            <text:p>48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1.42" calcext:value-type="float">
            <text:p>91.42</text:p>
          </table:table-cell>
          <table:table-cell office:value-type="float" office:value="8.58" calcext:value-type="float">
            <text:p>8.58</text:p>
          </table:table-cell>
          <table:table-cell/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1.15" calcext:value-type="float">
            <text:p>51.15</text:p>
          </table:table-cell>
          <table:table-cell office:value-type="float" office:value="48.85" calcext:value-type="float">
            <text:p>48.8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aso NTEC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ce2" office:value-type="string" calcext:value-type="string" table:number-columns-spanned="3" table:number-rows-spanned="1">
            <text:p>Caso TTP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imulaciones</text:p>
          </table:table-cell>
          <table:table-cell table:style-name="ce2" office:value-type="string" calcext:value-type="string">
            <text:p>Caso A </text:p>
          </table:table-cell>
          <table:table-cell table:style-name="ce2" office:value-type="string" calcext:value-type="string">
            <text:p>Caso B</text:p>
          </table:table-cell>
          <table:table-cell table:style-name="ce2" office:value-type="string" calcext:value-type="string">
            <text:p>INF</text:p>
          </table:table-cell>
          <table:table-cell table:style-name="ce3" office:value-type="string" calcext:value-type="string">
            <text:p>SUP</text:p>
          </table:table-cell>
          <table:table-cell/>
          <table:table-cell table:style-name="ce2" office:value-type="string" calcext:value-type="string">
            <text:p>Simulaciones</text:p>
          </table:table-cell>
          <table:table-cell table:style-name="ce2" office:value-type="string" calcext:value-type="string">
            <text:p>Caso A </text:p>
          </table:table-cell>
          <table:table-cell table:style-name="ce2" office:value-type="string" calcext:value-type="string">
            <text:p>Caso B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string" calcext:value-type="string">
            <text:p>S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-0.098416" calcext:value-type="float">
            <text:p>-0.098416</text:p>
          </table:table-cell>
          <table:table-cell office:value-type="float" office:value="-0.051722" calcext:value-type="float">
            <text:p>-0.0517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-3.2005" calcext:value-type="float">
            <text:p>-3.2005</text:p>
          </table:table-cell>
          <table:table-cell office:value-type="float" office:value="2.2605" calcext:value-type="float">
            <text:p>2.26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-0.090557" calcext:value-type="float">
            <text:p>-0.090557</text:p>
          </table:table-cell>
          <table:table-cell office:value-type="float" office:value="-0.069147" calcext:value-type="float">
            <text:p>-0.069147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-2.2444" calcext:value-type="float">
            <text:p>-2.2444</text:p>
          </table:table-cell>
          <table:table-cell office:value-type="float" office:value="-0.16764" calcext:value-type="float">
            <text:p>-0.1676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-0.080916" calcext:value-type="float">
            <text:p>-0.080916</text:p>
          </table:table-cell>
          <table:table-cell office:value-type="float" office:value="-0.062602" calcext:value-type="float">
            <text:p>-0.06260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-1.0127" calcext:value-type="float">
            <text:p>-1.0127</text:p>
          </table:table-cell>
          <table:table-cell office:value-type="float" office:value="0.66868" calcext:value-type="float">
            <text:p>0.6686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0.080317" calcext:value-type="float">
            <text:p>-0.080317</text:p>
          </table:table-cell>
          <table:table-cell office:value-type="float" office:value="-0.071285" calcext:value-type="float">
            <text:p>-0.07128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-0.65184" calcext:value-type="float">
            <text:p>-0.65184</text:p>
          </table:table-cell>
          <table:table-cell office:value-type="float" office:value="0.012245" calcext:value-type="float">
            <text:p>0.012245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0.077219" calcext:value-type="float">
            <text:p>-0.077219</text:p>
          </table:table-cell>
          <table:table-cell office:value-type="float" office:value="-0.071679" calcext:value-type="float">
            <text:p>-0.07167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-0.56014" calcext:value-type="float">
            <text:p>-0.56014</text:p>
          </table:table-cell>
          <table:table-cell office:value-type="float" office:value="-0.089255" calcext:value-type="float">
            <text:p>-0.08925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0.076645" calcext:value-type="float">
            <text:p>-0.076645</text:p>
          </table:table-cell>
          <table:table-cell office:value-type="float" office:value="-0.074148" calcext:value-type="float">
            <text:p>-0.074148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-0.3804" calcext:value-type="float">
            <text:p>-0.3804</text:p>
          </table:table-cell>
          <table:table-cell office:value-type="float" office:value="-0.16244" calcext:value-type="float">
            <text:p>-0.1624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0.075605" calcext:value-type="float">
            <text:p>-0.075605</text:p>
          </table:table-cell>
          <table:table-cell office:value-type="float" office:value="-0.074117" calcext:value-type="float">
            <text:p>-0.074117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-0.38489" calcext:value-type="float">
            <text:p>-0.38489</text:p>
          </table:table-cell>
          <table:table-cell office:value-type="float" office:value="-0.24119" calcext:value-type="float">
            <text:p>-0.2411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0.075979" calcext:value-type="float">
            <text:p>-0.075979</text:p>
          </table:table-cell>
          <table:table-cell office:value-type="float" office:value="-0.075404" calcext:value-type="float">
            <text:p>-0.075404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-0.31983" calcext:value-type="float">
            <text:p>-0.31983</text:p>
          </table:table-cell>
          <table:table-cell office:value-type="float" office:value="-0.27481" calcext:value-type="float">
            <text:p>-0.27481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so Para k=4 Modelos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odelo A</text:p>
          </table:table-cell>
          <table:table-cell table:style-name="Default" office:value-type="float" office:value="8.8386" calcext:value-type="float">
            <text:p>8.8386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odelo B </text:p>
          </table:table-cell>
          <table:table-cell table:style-name="Default" office:value-type="float" office:value="10.3814" calcext:value-type="float">
            <text:p>10.3814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odelo C</text:p>
          </table:table-cell>
          <table:table-cell table:style-name="Default" office:value-type="float" office:value="13.2709" calcext:value-type="float">
            <text:p>13.2709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odelo D</text:p>
          </table:table-cell>
          <table:table-cell table:style-name="Default" office:value-type="float" office:value="18.1145" calcext:value-type="float">
            <text:p>18.1145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4:32:38.532850092</meta:creation-date>
    <dc:date>2022-12-12T23:54:48.540085813</dc:date>
    <meta:editing-duration>PT2H21M23S</meta:editing-duration>
    <meta:editing-cycles>6</meta:editing-cycles>
    <meta:generator>LibreOffice/7.3.7.2$Linux_X86_64 LibreOffice_project/30$Build-2</meta:generator>
    <meta:document-statistic meta:table-count="3" meta:cell-count="12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5.139cm" svg:y="4.201cm" style:legend-expansion="high" chart:style-name="ch2"/>
        <chart:plot-area chart:style-name="ch3" chart:data-source-has-labels="both" svg:x="0.32cm" svg:y="0.18cm" svg:width="14.499cm" svg:height="8.64cm">
          <chart:coordinate-region svg:x="0.941cm" svg:y="0.379cm" svg:width="13.878cm" svg:height="8.242cm"/>
          <chart:axis chart:dimension="x" chart:name="primary-x" chart:style-name="ch4" chartooo:axis-type="auto">
            <chartooo:date-scale/>
            <chart:categories table:cell-range-address="local-table.$A$2:.$A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  <draw:stroke-dash draw:name="Ultrafine_20_Dotted_20__28_var_29_" draw:display-name="Ultrafine Dotted (var)" draw:style="rect" draw:dots1="1" draw:distance="50%"/>
  </office:styles>
</office:document-styles>
</file>